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4.09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table:formula="of:=INT([.C1])-1" office:value-type="float" office:value="0">
            <text:p>0</text:p>
          </table:table-cell>
          <table:table-cell table:formula="of:=EXP([.A1]/[.$H$1])" office:value-type="float" office:value="1">
            <text:p>1</text:p>
          </table:table-cell>
          <table:table-cell/>
          <table:table-cell table:formula="of:=+[.B256]" office:value-type="float" office:value="111">
            <text:p>111</text:p>
          </table:table-cell>
          <table:table-cell table:formula="of:=+[.C256]" office:value-type="float" office:value="112.812004649412">
            <text:p>112,8120046494</text:p>
          </table:table-cell>
          <table:table-cell/>
          <table:table-cell office:value-type="float" office:value="53.96">
            <text:p>53,9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INT([.C2])-1" office:value-type="float" office:value="0">
            <text:p>0</text:p>
          </table:table-cell>
          <table:table-cell table:formula="of:=EXP([.A2]/[.$H$1])" office:value-type="float" office:value="1.01870503391273">
            <text:p>1,0187050339</text:p>
          </table:table-cell>
          <table:table-cell/>
          <table:table-cell table:formula="of:=+[.B300]" office:value-type="float" office:value="253">
            <text:p>253</text:p>
          </table:table-cell>
          <table:table-cell table:formula="of:=+[.C300]" office:value-type="float" office:value="254.968902402821">
            <text:p>254,968902402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INT([.C3])-1" office:value-type="float" office:value="0">
            <text:p>0</text:p>
          </table:table-cell>
          <table:table-cell table:formula="of:=EXP([.A3]/[.$H$1])" office:value-type="float" office:value="1.03775994611913">
            <text:p>1,037759946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formula="of:=INT([.C4])-1" office:value-type="float" office:value="0">
            <text:p>0</text:p>
          </table:table-cell>
          <table:table-cell table:formula="of:=EXP([.A4]/[.$H$1])" office:value-type="float" office:value="1.05717128110456">
            <text:p>1,0571712811</text:p>
          </table:table-cell>
          <table:table-cell table:number-columns-repeated="4"/>
          <table:table-cell office:value-type="float" office:value="45.955">
            <text:p>45,95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INT([.C5])-1" office:value-type="float" office:value="0">
            <text:p>0</text:p>
          </table:table-cell>
          <table:table-cell table:formula="of:=EXP([.A5]/[.$H$1])" office:value-type="float" office:value="1.07694570576918">
            <text:p>1,0769457058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formula="of:=INT([.C6])-1" office:value-type="float" office:value="0">
            <text:p>0</text:p>
          </table:table-cell>
          <table:table-cell table:formula="of:=EXP([.A6]/[.$H$1])" office:value-type="float" office:value="1.09709001171776">
            <text:p>1,0970900117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f:=INT([.C7])-1" office:value-type="float" office:value="0">
            <text:p>0</text:p>
          </table:table-cell>
          <table:table-cell table:formula="of:=EXP([.A7]/[.$H$1])" office:value-type="float" office:value="1.11761111759225">
            <text:p>1,117611117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f:=INT([.C8])-1" office:value-type="float" office:value="0">
            <text:p>0</text:p>
          </table:table-cell>
          <table:table-cell table:formula="of:=EXP([.A8]/[.$H$1])" office:value-type="float" office:value="1.13851607144805">
            <text:p>1,1385160714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formula="of:=INT([.C9])-1" office:value-type="float" office:value="0">
            <text:p>0</text:p>
          </table:table-cell>
          <table:table-cell table:formula="of:=EXP([.A9]/[.$H$1])" office:value-type="float" office:value="1.15981205317467">
            <text:p>1,1598120532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formula="of:=INT([.C10])-1" office:value-type="float" office:value="0">
            <text:p>0</text:p>
          </table:table-cell>
          <table:table-cell table:formula="of:=EXP([.A10]/[.$H$1])" office:value-type="float" office:value="1.18150637696169">
            <text:p>1,181506377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formula="of:=INT([.C11])-1" office:value-type="float" office:value="0">
            <text:p>0</text:p>
          </table:table-cell>
          <table:table-cell table:formula="of:=EXP([.A11]/[.$H$1])" office:value-type="float" office:value="1.20360649381086">
            <text:p>1,2036064938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formula="of:=INT([.C12])-1" office:value-type="float" office:value="0">
            <text:p>0</text:p>
          </table:table-cell>
          <table:table-cell table:formula="of:=EXP([.A12]/[.$H$1])" office:value-type="float" office:value="1.22611999409517">
            <text:p>1,226119994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formula="of:=INT([.C13])-1" office:value-type="float" office:value="0">
            <text:p>0</text:p>
          </table:table-cell>
          <table:table-cell table:formula="of:=EXP([.A13]/[.$H$1])" office:value-type="float" office:value="1.2490546101658">
            <text:p>1,249054610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formula="of:=INT([.C14])-1" office:value-type="float" office:value="0">
            <text:p>0</text:p>
          </table:table-cell>
          <table:table-cell table:formula="of:=EXP([.A14]/[.$H$1])" office:value-type="float" office:value="1.2724182190078">
            <text:p>1,27241821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formula="of:=INT([.C15])-1" office:value-type="float" office:value="0">
            <text:p>0</text:p>
          </table:table-cell>
          <table:table-cell table:formula="of:=EXP([.A15]/[.$H$1])" office:value-type="float" office:value="1.29621884494551">
            <text:p>1,296218844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INT([.C16])-1" office:value-type="float" office:value="0">
            <text:p>0</text:p>
          </table:table-cell>
          <table:table-cell table:formula="of:=EXP([.A16]/[.$H$1])" office:value-type="float" office:value="1.32046466239853">
            <text:p>1,3204646624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formula="of:=INT([.C17])-1" office:value-type="float" office:value="0">
            <text:p>0</text:p>
          </table:table-cell>
          <table:table-cell table:formula="of:=EXP([.A17]/[.$H$1])" office:value-type="float" office:value="1.34516399868925">
            <text:p>1,3451639987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formula="of:=INT([.C18])-1" office:value-type="float" office:value="0">
            <text:p>0</text:p>
          </table:table-cell>
          <table:table-cell table:formula="of:=EXP([.A18]/[.$H$1])" office:value-type="float" office:value="1.37032533690291">
            <text:p>1,370325336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formula="of:=INT([.C19])-1" office:value-type="float" office:value="0">
            <text:p>0</text:p>
          </table:table-cell>
          <table:table-cell table:formula="of:=EXP([.A19]/[.$H$1])" office:value-type="float" office:value="1.39595731880115">
            <text:p>1,3959573188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formula="of:=INT([.C20])-1" office:value-type="float" office:value="0">
            <text:p>0</text:p>
          </table:table-cell>
          <table:table-cell table:formula="of:=EXP([.A20]/[.$H$1])" office:value-type="float" office:value="1.42206874779004">
            <text:p>1,4220687478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formula="of:=INT([.C21])-1" office:value-type="float" office:value="0">
            <text:p>0</text:p>
          </table:table-cell>
          <table:table-cell table:formula="of:=EXP([.A21]/[.$H$1])" office:value-type="float" office:value="1.44866859194368">
            <text:p>1,448668591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formula="of:=INT([.C22])-1" office:value-type="float" office:value="0">
            <text:p>0</text:p>
          </table:table-cell>
          <table:table-cell table:formula="of:=EXP([.A22]/[.$H$1])" office:value-type="float" office:value="1.47576598708429">
            <text:p>1,475765987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formula="of:=INT([.C23])-1" office:value-type="float" office:value="0">
            <text:p>0</text:p>
          </table:table-cell>
          <table:table-cell table:formula="of:=EXP([.A23]/[.$H$1])" office:value-type="float" office:value="1.50337023991995">
            <text:p>1,503370239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formula="of:=INT([.C24])-1" office:value-type="float" office:value="0">
            <text:p>0</text:p>
          </table:table-cell>
          <table:table-cell table:formula="of:=EXP([.A24]/[.$H$1])" office:value-type="float" office:value="1.53149083124104">
            <text:p>1,5314908312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formula="of:=INT([.C25])-1" office:value-type="float" office:value="0">
            <text:p>0</text:p>
          </table:table-cell>
          <table:table-cell table:formula="of:=EXP([.A25]/[.$H$1])" office:value-type="float" office:value="1.56013741917643">
            <text:p>1,5601374192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formula="of:=INT([.C26])-1" office:value-type="float" office:value="0">
            <text:p>0</text:p>
          </table:table-cell>
          <table:table-cell table:formula="of:=EXP([.A26]/[.$H$1])" office:value-type="float" office:value="1.58931984251064">
            <text:p>1,58931984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formula="of:=INT([.C27])-1" office:value-type="float" office:value="0">
            <text:p>0</text:p>
          </table:table-cell>
          <table:table-cell table:formula="of:=EXP([.A27]/[.$H$1])" office:value-type="float" office:value="1.61904812406297">
            <text:p>1,6190481241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formula="of:=INT([.C28])-1" office:value-type="float" office:value="0">
            <text:p>0</text:p>
          </table:table-cell>
          <table:table-cell table:formula="of:=EXP([.A28]/[.$H$1])" office:value-type="float" office:value="1.6493324741299">
            <text:p>1,649332474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formula="of:=INT([.C29])-1" office:value-type="float" office:value="0">
            <text:p>0</text:p>
          </table:table-cell>
          <table:table-cell table:formula="of:=EXP([.A29]/[.$H$1])" office:value-type="float" office:value="1.68018329399187">
            <text:p>1,68018329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formula="of:=INT([.C30])-1" office:value-type="float" office:value="0">
            <text:p>0</text:p>
          </table:table-cell>
          <table:table-cell table:formula="of:=EXP([.A30]/[.$H$1])" office:value-type="float" office:value="1.71161117948558">
            <text:p>1,711611179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INT([.C31])-1" office:value-type="float" office:value="0">
            <text:p>0</text:p>
          </table:table-cell>
          <table:table-cell table:formula="of:=EXP([.A31]/[.$H$1])" office:value-type="float" office:value="1.74362692464326">
            <text:p>1,7436269246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formula="of:=INT([.C32])-1" office:value-type="float" office:value="0">
            <text:p>0</text:p>
          </table:table-cell>
          <table:table-cell table:formula="of:=EXP([.A32]/[.$H$1])" office:value-type="float" office:value="1.77624152539985">
            <text:p>1,776241525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formula="of:=INT([.C33])-1" office:value-type="float" office:value="0">
            <text:p>0</text:p>
          </table:table-cell>
          <table:table-cell table:formula="of:=EXP([.A33]/[.$H$1])" office:value-type="float" office:value="1.80946618336965">
            <text:p>1,8094661834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formula="of:=INT([.C34])-1" office:value-type="float" office:value="0">
            <text:p>0</text:p>
          </table:table-cell>
          <table:table-cell table:formula="of:=EXP([.A34]/[.$H$1])" office:value-type="float" office:value="1.84331230969351">
            <text:p>1,8433123097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formula="of:=INT([.C35])-1" office:value-type="float" office:value="0">
            <text:p>0</text:p>
          </table:table-cell>
          <table:table-cell table:formula="of:=EXP([.A35]/[.$H$1])" office:value-type="float" office:value="1.87779152895808">
            <text:p>1,877791529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f:=INT([.C36])-1" office:value-type="float" office:value="0">
            <text:p>0</text:p>
          </table:table-cell>
          <table:table-cell table:formula="of:=EXP([.A36]/[.$H$1])" office:value-type="float" office:value="1.91291568318827">
            <text:p>1,9129156832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formula="of:=INT([.C37])-1" office:value-type="float" office:value="0">
            <text:p>0</text:p>
          </table:table-cell>
          <table:table-cell table:formula="of:=EXP([.A37]/[.$H$1])" office:value-type="float" office:value="1.94869683591449">
            <text:p>1,9486968359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formula="of:=INT([.C38])-1" office:value-type="float" office:value="0">
            <text:p>0</text:p>
          </table:table-cell>
          <table:table-cell table:formula="of:=EXP([.A38]/[.$H$1])" office:value-type="float" office:value="1.98514727631589">
            <text:p>1,9851472763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formula="of:=INT([.C39])-1" office:value-type="float" office:value="1">
            <text:p>1</text:p>
          </table:table-cell>
          <table:table-cell table:formula="of:=EXP([.A39]/[.$H$1])" office:value-type="float" office:value="2.02227952344114">
            <text:p>2,0222795234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formula="of:=INT([.C40])-1" office:value-type="float" office:value="1">
            <text:p>1</text:p>
          </table:table-cell>
          <table:table-cell table:formula="of:=EXP([.A40]/[.$H$1])" office:value-type="float" office:value="2.06010633050812">
            <text:p>2,060106330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f:=INT([.C41])-1" office:value-type="float" office:value="1">
            <text:p>1</text:p>
          </table:table-cell>
          <table:table-cell table:formula="of:=EXP([.A41]/[.$H$1])" office:value-type="float" office:value="2.09864068928409">
            <text:p>2,0986406893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formula="of:=INT([.C42])-1" office:value-type="float" office:value="1">
            <text:p>1</text:p>
          </table:table-cell>
          <table:table-cell table:formula="of:=EXP([.A42]/[.$H$1])" office:value-type="float" office:value="2.13789583454778">
            <text:p>2,1378958345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formula="of:=INT([.C43])-1" office:value-type="float" office:value="1">
            <text:p>1</text:p>
          </table:table-cell>
          <table:table-cell table:formula="of:=EXP([.A43]/[.$H$1])" office:value-type="float" office:value="2.17788524863487">
            <text:p>2,1778852486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formula="of:=INT([.C44])-1" office:value-type="float" office:value="1">
            <text:p>1</text:p>
          </table:table-cell>
          <table:table-cell table:formula="of:=EXP([.A44]/[.$H$1])" office:value-type="float" office:value="2.21862266606862">
            <text:p>2,2186226661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formula="of:=INT([.C45])-1" office:value-type="float" office:value="1">
            <text:p>1</text:p>
          </table:table-cell>
          <table:table-cell table:formula="of:=EXP([.A45]/[.$H$1])" office:value-type="float" office:value="2.26012207827697">
            <text:p>2,2601220783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formula="of:=INT([.C46])-1" office:value-type="float" office:value="1">
            <text:p>1</text:p>
          </table:table-cell>
          <table:table-cell table:formula="of:=EXP([.A46]/[.$H$1])" office:value-type="float" office:value="2.30239773839805">
            <text:p>2,3023977384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formula="of:=INT([.C47])-1" office:value-type="float" office:value="1">
            <text:p>1</text:p>
          </table:table-cell>
          <table:table-cell table:formula="of:=EXP([.A47]/[.$H$1])" office:value-type="float" office:value="2.34546416617537">
            <text:p>2,3454641662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formula="of:=INT([.C48])-1" office:value-type="float" office:value="1">
            <text:p>1</text:p>
          </table:table-cell>
          <table:table-cell table:formula="of:=EXP([.A48]/[.$H$1])" office:value-type="float" office:value="2.38933615294476">
            <text:p>2,3893361529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formula="of:=INT([.C49])-1" office:value-type="float" office:value="1">
            <text:p>1</text:p>
          </table:table-cell>
          <table:table-cell table:formula="of:=EXP([.A49]/[.$H$1])" office:value-type="float" office:value="2.4340287667145">
            <text:p>2,4340287667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formula="of:=INT([.C50])-1" office:value-type="float" office:value="1">
            <text:p>1</text:p>
          </table:table-cell>
          <table:table-cell table:formula="of:=EXP([.A50]/[.$H$1])" office:value-type="float" office:value="2.47955735734044">
            <text:p>2,4795573573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f:=INT([.C51])-1" office:value-type="float" office:value="1">
            <text:p>1</text:p>
          </table:table-cell>
          <table:table-cell table:formula="of:=EXP([.A51]/[.$H$1])" office:value-type="float" office:value="2.52593756179805">
            <text:p>2,5259375618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formula="of:=INT([.C52])-1" office:value-type="float" office:value="1">
            <text:p>1</text:p>
          </table:table-cell>
          <table:table-cell table:formula="of:=EXP([.A52]/[.$H$1])" office:value-type="float" office:value="2.57318530955291">
            <text:p>2,5731853096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formula="of:=INT([.C53])-1" office:value-type="float" office:value="1">
            <text:p>1</text:p>
          </table:table-cell>
          <table:table-cell table:formula="of:=EXP([.A53]/[.$H$1])" office:value-type="float" office:value="2.62131682803182">
            <text:p>2,621316828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formula="of:=INT([.C54])-1" office:value-type="float" office:value="1">
            <text:p>1</text:p>
          </table:table-cell>
          <table:table-cell table:formula="of:=EXP([.A54]/[.$H$1])" office:value-type="float" office:value="2.67034864819616">
            <text:p>2,6703486482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formula="of:=INT([.C55])-1" office:value-type="float" office:value="1">
            <text:p>1</text:p>
          </table:table-cell>
          <table:table-cell table:formula="of:=EXP([.A55]/[.$H$1])" office:value-type="float" office:value="2.72029761021947">
            <text:p>2,7202976102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formula="of:=INT([.C56])-1" office:value-type="float" office:value="1">
            <text:p>1</text:p>
          </table:table-cell>
          <table:table-cell table:formula="of:=EXP([.A56]/[.$H$1])" office:value-type="float" office:value="2.77118086927134">
            <text:p>2,7711808693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formula="of:=INT([.C57])-1" office:value-type="float" office:value="1">
            <text:p>1</text:p>
          </table:table-cell>
          <table:table-cell table:formula="of:=EXP([.A57]/[.$H$1])" office:value-type="float" office:value="2.82301590140936">
            <text:p>2,8230159014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formula="of:=INT([.C58])-1" office:value-type="float" office:value="1">
            <text:p>1</text:p>
          </table:table-cell>
          <table:table-cell table:formula="of:=EXP([.A58]/[.$H$1])" office:value-type="float" office:value="2.87582050958138">
            <text:p>2,8758205096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formula="of:=INT([.C59])-1" office:value-type="float" office:value="1">
            <text:p>1</text:p>
          </table:table-cell>
          <table:table-cell table:formula="of:=EXP([.A59]/[.$H$1])" office:value-type="float" office:value="2.92961282974002">
            <text:p>2,9296128297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formula="of:=INT([.C60])-1" office:value-type="float" office:value="1">
            <text:p>1</text:p>
          </table:table-cell>
          <table:table-cell table:formula="of:=EXP([.A60]/[.$H$1])" office:value-type="float" office:value="2.98441133707146">
            <text:p>2,9844113371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formula="of:=INT([.C61])-1" office:value-type="float" office:value="2">
            <text:p>2</text:p>
          </table:table-cell>
          <table:table-cell table:formula="of:=EXP([.A61]/[.$H$1])" office:value-type="float" office:value="3.04023485234091">
            <text:p>3,0402348523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formula="of:=INT([.C62])-1" office:value-type="float" office:value="2">
            <text:p>2</text:p>
          </table:table-cell>
          <table:table-cell table:formula="of:=EXP([.A62]/[.$H$1])" office:value-type="float" office:value="3.0971025483566">
            <text:p>3,0971025484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formula="of:=INT([.C63])-1" office:value-type="float" office:value="2">
            <text:p>2</text:p>
          </table:table-cell>
          <table:table-cell table:formula="of:=EXP([.A63]/[.$H$1])" office:value-type="float" office:value="3.1550339565548">
            <text:p>3,1550339566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formula="of:=INT([.C64])-1" office:value-type="float" office:value="2">
            <text:p>2</text:p>
          </table:table-cell>
          <table:table-cell table:formula="of:=EXP([.A64]/[.$H$1])" office:value-type="float" office:value="3.21404897370796">
            <text:p>3,2140489737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formula="of:=INT([.C65])-1" office:value-type="float" office:value="2">
            <text:p>2</text:p>
          </table:table-cell>
          <table:table-cell table:formula="of:=EXP([.A65]/[.$H$1])" office:value-type="float" office:value="3.27416786875833">
            <text:p>3,2741678688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formula="of:=INT([.C66])-1" office:value-type="float" office:value="2">
            <text:p>2</text:p>
          </table:table-cell>
          <table:table-cell table:formula="of:=EXP([.A66]/[.$H$1])" office:value-type="float" office:value="3.33541128977942">
            <text:p>3,3354112898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formula="of:=INT([.C67])-1" office:value-type="float" office:value="2">
            <text:p>2</text:p>
          </table:table-cell>
          <table:table-cell table:formula="of:=EXP([.A67]/[.$H$1])" office:value-type="float" office:value="3.39780027106763">
            <text:p>3,3978002711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formula="of:=INT([.C68])-1" office:value-type="float" office:value="2">
            <text:p>2</text:p>
          </table:table-cell>
          <table:table-cell table:formula="of:=EXP([.A68]/[.$H$1])" office:value-type="float" office:value="3.46135624036662">
            <text:p>3,4613562404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formula="of:=INT([.C69])-1" office:value-type="float" office:value="2">
            <text:p>2</text:p>
          </table:table-cell>
          <table:table-cell table:formula="of:=EXP([.A69]/[.$H$1])" office:value-type="float" office:value="3.52610102622671">
            <text:p>3,5261010262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formula="of:=INT([.C70])-1" office:value-type="float" office:value="2">
            <text:p>2</text:p>
          </table:table-cell>
          <table:table-cell table:formula="of:=EXP([.A70]/[.$H$1])" office:value-type="float" office:value="3.59205686550198">
            <text:p>3,592056865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formula="of:=INT([.C71])-1" office:value-type="float" office:value="2">
            <text:p>2</text:p>
          </table:table-cell>
          <table:table-cell table:formula="of:=EXP([.A71]/[.$H$1])" office:value-type="float" office:value="3.65924641098763">
            <text:p>3,659246411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formula="of:=INT([.C72])-1" office:value-type="float" office:value="2">
            <text:p>2</text:p>
          </table:table-cell>
          <table:table-cell table:formula="of:=EXP([.A72]/[.$H$1])" office:value-type="float" office:value="3.72769273920018">
            <text:p>3,7276927392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formula="of:=INT([.C73])-1" office:value-type="float" office:value="2">
            <text:p>2</text:p>
          </table:table-cell>
          <table:table-cell table:formula="of:=EXP([.A73]/[.$H$1])" office:value-type="float" office:value="3.79741935830314">
            <text:p>3,7974193583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formula="of:=INT([.C74])-1" office:value-type="float" office:value="2">
            <text:p>2</text:p>
          </table:table-cell>
          <table:table-cell table:formula="of:=EXP([.A74]/[.$H$1])" office:value-type="float" office:value="3.86845021618105">
            <text:p>3,8684502162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formula="of:=INT([.C75])-1" office:value-type="float" office:value="2">
            <text:p>2</text:p>
          </table:table-cell>
          <table:table-cell table:formula="of:=EXP([.A75]/[.$H$1])" office:value-type="float" office:value="3.94080970866441">
            <text:p>3,9408097087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formula="of:=INT([.C76])-1" office:value-type="float" office:value="3">
            <text:p>3</text:p>
          </table:table-cell>
          <table:table-cell table:formula="of:=EXP([.A76]/[.$H$1])" office:value-type="float" office:value="4.01452268790858">
            <text:p>4,0145226879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formula="of:=INT([.C77])-1" office:value-type="float" office:value="3">
            <text:p>3</text:p>
          </table:table-cell>
          <table:table-cell table:formula="of:=EXP([.A77]/[.$H$1])" office:value-type="float" office:value="4.08961447092932">
            <text:p>4,0896144709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formula="of:=INT([.C78])-1" office:value-type="float" office:value="3">
            <text:p>3</text:p>
          </table:table-cell>
          <table:table-cell table:formula="of:=EXP([.A78]/[.$H$1])" office:value-type="float" office:value="4.16611084829803">
            <text:p>4,1661108483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formula="of:=INT([.C79])-1" office:value-type="float" office:value="3">
            <text:p>3</text:p>
          </table:table-cell>
          <table:table-cell table:formula="of:=EXP([.A79]/[.$H$1])" office:value-type="float" office:value="4.24403809299962">
            <text:p>4,244038093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formula="of:=INT([.C80])-1" office:value-type="float" office:value="3">
            <text:p>3</text:p>
          </table:table-cell>
          <table:table-cell table:formula="of:=EXP([.A80]/[.$H$1])" office:value-type="float" office:value="4.32342296945608">
            <text:p>4,3234229695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formula="of:=INT([.C81])-1" office:value-type="float" office:value="3">
            <text:p>3</text:p>
          </table:table-cell>
          <table:table-cell table:formula="of:=EXP([.A81]/[.$H$1])" office:value-type="float" office:value="4.40429274271882">
            <text:p>4,4042927427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formula="of:=INT([.C82])-1" office:value-type="float" office:value="3">
            <text:p>3</text:p>
          </table:table-cell>
          <table:table-cell table:formula="of:=EXP([.A82]/[.$H$1])" office:value-type="float" office:value="4.48667518783295">
            <text:p>4,4866751878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formula="of:=INT([.C83])-1" office:value-type="float" office:value="3">
            <text:p>3</text:p>
          </table:table-cell>
          <table:table-cell table:formula="of:=EXP([.A83]/[.$H$1])" office:value-type="float" office:value="4.57059859937675">
            <text:p>4,5705985994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formula="of:=INT([.C84])-1" office:value-type="float" office:value="3">
            <text:p>3</text:p>
          </table:table-cell>
          <table:table-cell table:formula="of:=EXP([.A84]/[.$H$1])" office:value-type="float" office:value="4.65609180117956">
            <text:p>4,6560918012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formula="of:=INT([.C85])-1" office:value-type="float" office:value="3">
            <text:p>3</text:p>
          </table:table-cell>
          <table:table-cell table:formula="of:=EXP([.A85]/[.$H$1])" office:value-type="float" office:value="4.74318415622139">
            <text:p>4,7431841562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formula="of:=INT([.C86])-1" office:value-type="float" office:value="3">
            <text:p>3</text:p>
          </table:table-cell>
          <table:table-cell table:formula="of:=EXP([.A86]/[.$H$1])" office:value-type="float" office:value="4.83190557671781">
            <text:p>4,8319055767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formula="of:=INT([.C87])-1" office:value-type="float" office:value="3">
            <text:p>3</text:p>
          </table:table-cell>
          <table:table-cell table:formula="of:=EXP([.A87]/[.$H$1])" office:value-type="float" office:value="4.92228653439341">
            <text:p>4,9222865344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formula="of:=INT([.C88])-1" office:value-type="float" office:value="4">
            <text:p>4</text:p>
          </table:table-cell>
          <table:table-cell table:formula="of:=EXP([.A88]/[.$H$1])" office:value-type="float" office:value="5.0143580709474">
            <text:p>5,0143580709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formula="of:=INT([.C89])-1" office:value-type="float" office:value="4">
            <text:p>4</text:p>
          </table:table-cell>
          <table:table-cell table:formula="of:=EXP([.A89]/[.$H$1])" office:value-type="float" office:value="5.10815180871502">
            <text:p>5,1081518087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formula="of:=INT([.C90])-1" office:value-type="float" office:value="4">
            <text:p>4</text:p>
          </table:table-cell>
          <table:table-cell table:formula="of:=EXP([.A90]/[.$H$1])" office:value-type="float" office:value="5.20369996152839">
            <text:p>5,2036999615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formula="of:=INT([.C91])-1" office:value-type="float" office:value="4">
            <text:p>4</text:p>
          </table:table-cell>
          <table:table-cell table:formula="of:=EXP([.A91]/[.$H$1])" office:value-type="float" office:value="5.30103534578044">
            <text:p>5,3010353458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formula="of:=INT([.C92])-1" office:value-type="float" office:value="4">
            <text:p>4</text:p>
          </table:table-cell>
          <table:table-cell table:formula="of:=EXP([.A92]/[.$H$1])" office:value-type="float" office:value="5.40019139169582">
            <text:p>5,4001913917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formula="of:=INT([.C93])-1" office:value-type="float" office:value="4">
            <text:p>4</text:p>
          </table:table-cell>
          <table:table-cell table:formula="of:=EXP([.A93]/[.$H$1])" office:value-type="float" office:value="5.5012021548127">
            <text:p>5,5012021548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formula="of:=INT([.C94])-1" office:value-type="float" office:value="4">
            <text:p>4</text:p>
          </table:table-cell>
          <table:table-cell table:formula="of:=EXP([.A94]/[.$H$1])" office:value-type="float" office:value="5.60410232767924">
            <text:p>5,6041023277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table:formula="of:=INT([.C95])-1" office:value-type="float" office:value="4">
            <text:p>4</text:p>
          </table:table-cell>
          <table:table-cell table:formula="of:=EXP([.A95]/[.$H$1])" office:value-type="float" office:value="5.70892725176887">
            <text:p>5,7089272518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table:formula="of:=INT([.C96])-1" office:value-type="float" office:value="4">
            <text:p>4</text:p>
          </table:table-cell>
          <table:table-cell table:formula="of:=EXP([.A96]/[.$H$1])" office:value-type="float" office:value="5.81571292961849">
            <text:p>5,8157129296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table:formula="of:=INT([.C97])-1" office:value-type="float" office:value="4">
            <text:p>4</text:p>
          </table:table-cell>
          <table:table-cell table:formula="of:=EXP([.A97]/[.$H$1])" office:value-type="float" office:value="5.92449603719369">
            <text:p>5,9244960372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table:formula="of:=INT([.C98])-1" office:value-type="float" office:value="5">
            <text:p>5</text:p>
          </table:table-cell>
          <table:table-cell table:formula="of:=EXP([.A98]/[.$H$1])" office:value-type="float" office:value="6.03531393648521">
            <text:p>6,0353139365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formula="of:=INT([.C99])-1" office:value-type="float" office:value="5">
            <text:p>5</text:p>
          </table:table-cell>
          <table:table-cell table:formula="of:=EXP([.A99]/[.$H$1])" office:value-type="float" office:value="6.14820468834112">
            <text:p>6,1482046883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table:formula="of:=INT([.C100])-1" office:value-type="float" office:value="5">
            <text:p>5</text:p>
          </table:table-cell>
          <table:table-cell table:formula="of:=EXP([.A100]/[.$H$1])" office:value-type="float" office:value="6.26320706553892">
            <text:p>6,2632070655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formula="of:=INT([.C101])-1" office:value-type="float" office:value="5">
            <text:p>5</text:p>
          </table:table-cell>
          <table:table-cell table:formula="of:=EXP([.A101]/[.$H$1])" office:value-type="float" office:value="6.38036056610225">
            <text:p>6,3803605661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table:formula="of:=INT([.C102])-1" office:value-type="float" office:value="5">
            <text:p>5</text:p>
          </table:table-cell>
          <table:table-cell table:formula="of:=EXP([.A102]/[.$H$1])" office:value-type="float" office:value="6.49970542686662">
            <text:p>6,4997054269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table:formula="of:=INT([.C103])-1" office:value-type="float" office:value="5">
            <text:p>5</text:p>
          </table:table-cell>
          <table:table-cell table:formula="of:=EXP([.A103]/[.$H$1])" office:value-type="float" office:value="6.62128263729889">
            <text:p>6,6212826373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table:formula="of:=INT([.C104])-1" office:value-type="float" office:value="5">
            <text:p>5</text:p>
          </table:table-cell>
          <table:table-cell table:formula="of:=EXP([.A104]/[.$H$1])" office:value-type="float" office:value="6.74513395357531">
            <text:p>6,7451339536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table:formula="of:=INT([.C105])-1" office:value-type="float" office:value="5">
            <text:p>5</text:p>
          </table:table-cell>
          <table:table-cell table:formula="of:=EXP([.A105]/[.$H$1])" office:value-type="float" office:value="6.87130191292282">
            <text:p>6,8713019129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formula="of:=INT([.C106])-1" office:value-type="float" office:value="5">
            <text:p>5</text:p>
          </table:table-cell>
          <table:table-cell table:formula="of:=EXP([.A106]/[.$H$1])" office:value-type="float" office:value="6.99982984822863">
            <text:p>6,9998298482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table:formula="of:=INT([.C107])-1" office:value-type="float" office:value="6">
            <text:p>6</text:p>
          </table:table-cell>
          <table:table-cell table:formula="of:=EXP([.A107]/[.$H$1])" office:value-type="float" office:value="7.13076190292306">
            <text:p>7,1307619029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formula="of:=INT([.C108])-1" office:value-type="float" office:value="6">
            <text:p>6</text:p>
          </table:table-cell>
          <table:table-cell table:formula="of:=EXP([.A108]/[.$H$1])" office:value-type="float" office:value="7.26414304614081">
            <text:p>7,2641430461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table:formula="of:=INT([.C109])-1" office:value-type="float" office:value="6">
            <text:p>6</text:p>
          </table:table-cell>
          <table:table-cell table:formula="of:=EXP([.A109]/[.$H$1])" office:value-type="float" office:value="7.40001908816577">
            <text:p>7,4000190882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formula="of:=INT([.C110])-1" office:value-type="float" office:value="6">
            <text:p>6</text:p>
          </table:table-cell>
          <table:table-cell table:formula="of:=EXP([.A110]/[.$H$1])" office:value-type="float" office:value="7.53843669616474">
            <text:p>7,5384366962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table:formula="of:=INT([.C111])-1" office:value-type="float" office:value="6">
            <text:p>6</text:p>
          </table:table-cell>
          <table:table-cell table:formula="of:=EXP([.A111]/[.$H$1])" office:value-type="float" office:value="7.67944341021544">
            <text:p>7,6794434102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table:formula="of:=INT([.C112])-1" office:value-type="float" office:value="6">
            <text:p>6</text:p>
          </table:table-cell>
          <table:table-cell table:formula="of:=EXP([.A112]/[.$H$1])" office:value-type="float" office:value="7.82308765963438">
            <text:p>7,8230876596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table:formula="of:=INT([.C113])-1" office:value-type="float" office:value="6">
            <text:p>6</text:p>
          </table:table-cell>
          <table:table-cell table:formula="of:=EXP([.A113]/[.$H$1])" office:value-type="float" office:value="7.96941877961008">
            <text:p>7,9694187796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table:formula="of:=INT([.C114])-1" office:value-type="float" office:value="7">
            <text:p>7</text:p>
          </table:table-cell>
          <table:table-cell table:formula="of:=EXP([.A114]/[.$H$1])" office:value-type="float" office:value="8.1184870281474">
            <text:p>8,1184870281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table:formula="of:=INT([.C115])-1" office:value-type="float" office:value="7">
            <text:p>7</text:p>
          </table:table-cell>
          <table:table-cell table:formula="of:=EXP([.A115]/[.$H$1])" office:value-type="float" office:value="8.27034360332893">
            <text:p>8,2703436033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table:formula="of:=INT([.C116])-1" office:value-type="float" office:value="7">
            <text:p>7</text:p>
          </table:table-cell>
          <table:table-cell table:formula="of:=EXP([.A116]/[.$H$1])" office:value-type="float" office:value="8.42504066089909">
            <text:p>8,4250406609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table:formula="of:=INT([.C117])-1" office:value-type="float" office:value="7">
            <text:p>7</text:p>
          </table:table-cell>
          <table:table-cell table:formula="of:=EXP([.A117]/[.$H$1])" office:value-type="float" office:value="8.58263133217731">
            <text:p>8,5826313322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table:formula="of:=INT([.C118])-1" office:value-type="float" office:value="7">
            <text:p>7</text:p>
          </table:table-cell>
          <table:table-cell table:formula="of:=EXP([.A118]/[.$H$1])" office:value-type="float" office:value="8.74316974230612">
            <text:p>8,7431697423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table:formula="of:=INT([.C119])-1" office:value-type="float" office:value="7">
            <text:p>7</text:p>
          </table:table-cell>
          <table:table-cell table:formula="of:=EXP([.A119]/[.$H$1])" office:value-type="float" office:value="8.90671102884068">
            <text:p>8,9067110288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table:formula="of:=INT([.C120])-1" office:value-type="float" office:value="8">
            <text:p>8</text:p>
          </table:table-cell>
          <table:table-cell table:formula="of:=EXP([.A120]/[.$H$1])" office:value-type="float" office:value="9.073311360686">
            <text:p>9,0733113607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formula="of:=INT([.C121])-1" office:value-type="float" office:value="8">
            <text:p>8</text:p>
          </table:table-cell>
          <table:table-cell table:formula="of:=EXP([.A121]/[.$H$1])" office:value-type="float" office:value="9.24302795738835">
            <text:p>9,2430279574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table:formula="of:=INT([.C122])-1" office:value-type="float" office:value="8">
            <text:p>8</text:p>
          </table:table-cell>
          <table:table-cell table:formula="of:=EXP([.A122]/[.$H$1])" office:value-type="float" office:value="9.41591910878758">
            <text:p>9,4159191088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table:formula="of:=INT([.C123])-1" office:value-type="float" office:value="8">
            <text:p>8</text:p>
          </table:table-cell>
          <table:table-cell table:formula="of:=EXP([.A123]/[.$H$1])" office:value-type="float" office:value="9.59204419503694">
            <text:p>9,592044195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table:formula="of:=INT([.C124])-1" office:value-type="float" office:value="8">
            <text:p>8</text:p>
          </table:table-cell>
          <table:table-cell table:formula="of:=EXP([.A124]/[.$H$1])" office:value-type="float" office:value="9.77146370699748">
            <text:p>9,771463707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table:formula="of:=INT([.C125])-1" office:value-type="float" office:value="8">
            <text:p>8</text:p>
          </table:table-cell>
          <table:table-cell table:formula="of:=EXP([.A125]/[.$H$1])" office:value-type="float" office:value="9.95423926701384">
            <text:p>9,954239267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table:formula="of:=INT([.C126])-1" office:value-type="float" office:value="9">
            <text:p>9</text:p>
          </table:table-cell>
          <table:table-cell table:formula="of:=EXP([.A126]/[.$H$1])" office:value-type="float" office:value="10.1404336500787">
            <text:p>10,1404336501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table:formula="of:=INT([.C127])-1" office:value-type="float" office:value="9">
            <text:p>9</text:p>
          </table:table-cell>
          <table:table-cell table:formula="of:=EXP([.A127]/[.$H$1])" office:value-type="float" office:value="10.3301108053932">
            <text:p>10,3301108054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formula="of:=INT([.C128])-1" office:value-type="float" office:value="9">
            <text:p>9</text:p>
          </table:table-cell>
          <table:table-cell table:formula="of:=EXP([.A128]/[.$H$1])" office:value-type="float" office:value="10.5233358783303">
            <text:p>10,5233358783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formula="of:=INT([.C129])-1" office:value-type="float" office:value="9">
            <text:p>9</text:p>
          </table:table-cell>
          <table:table-cell table:formula="of:=EXP([.A129]/[.$H$1])" office:value-type="float" office:value="10.7201752328095">
            <text:p>10,7201752328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formula="of:=INT([.C130])-1" office:value-type="float" office:value="9">
            <text:p>9</text:p>
          </table:table-cell>
          <table:table-cell table:formula="of:=EXP([.A130]/[.$H$1])" office:value-type="float" office:value="10.9206964740896">
            <text:p>10,9206964741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table:formula="of:=INT([.C131])-1" office:value-type="float" office:value="10">
            <text:p>10</text:p>
          </table:table-cell>
          <table:table-cell table:formula="of:=EXP([.A131]/[.$H$1])" office:value-type="float" office:value="11.124968471988">
            <text:p>11,124968472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formula="of:=INT([.C132])-1" office:value-type="float" office:value="10">
            <text:p>10</text:p>
          </table:table-cell>
          <table:table-cell table:formula="of:=EXP([.A132]/[.$H$1])" office:value-type="float" office:value="11.3330613845345">
            <text:p>11,3330613845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formula="of:=INT([.C133])-1" office:value-type="float" office:value="10">
            <text:p>10</text:p>
          </table:table-cell>
          <table:table-cell table:formula="of:=EXP([.A133]/[.$H$1])" office:value-type="float" office:value="11.5450466820673">
            <text:p>11,5450466821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formula="of:=INT([.C134])-1" office:value-type="float" office:value="10">
            <text:p>10</text:p>
          </table:table-cell>
          <table:table-cell table:formula="of:=EXP([.A134]/[.$H$1])" office:value-type="float" office:value="11.7609971717794">
            <text:p>11,7609971718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formula="of:=INT([.C135])-1" office:value-type="float" office:value="10">
            <text:p>10</text:p>
          </table:table-cell>
          <table:table-cell table:formula="of:=EXP([.A135]/[.$H$1])" office:value-type="float" office:value="11.980987022725">
            <text:p>11,9809870227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formula="of:=INT([.C136])-1" office:value-type="float" office:value="11">
            <text:p>11</text:p>
          </table:table-cell>
          <table:table-cell table:formula="of:=EXP([.A136]/[.$H$1])" office:value-type="float" office:value="12.205091791293">
            <text:p>12,2050917913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formula="of:=INT([.C137])-1" office:value-type="float" office:value="11">
            <text:p>11</text:p>
          </table:table-cell>
          <table:table-cell table:formula="of:=EXP([.A137]/[.$H$1])" office:value-type="float" office:value="12.433388447157">
            <text:p>12,4333884472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table:formula="of:=INT([.C138])-1" office:value-type="float" office:value="11">
            <text:p>11</text:p>
          </table:table-cell>
          <table:table-cell table:formula="of:=EXP([.A138]/[.$H$1])" office:value-type="float" office:value="12.6659553997112">
            <text:p>12,6659553997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formula="of:=INT([.C139])-1" office:value-type="float" office:value="11">
            <text:p>11</text:p>
          </table:table-cell>
          <table:table-cell table:formula="of:=EXP([.A139]/[.$H$1])" office:value-type="float" office:value="12.9028725249999">
            <text:p>12,902872525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formula="of:=INT([.C140])-1" office:value-type="float" office:value="12">
            <text:p>12</text:p>
          </table:table-cell>
          <table:table-cell table:formula="of:=EXP([.A140]/[.$H$1])" office:value-type="float" office:value="13.1442211931516">
            <text:p>13,1442211932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formula="of:=INT([.C141])-1" office:value-type="float" office:value="12">
            <text:p>12</text:p>
          </table:table-cell>
          <table:table-cell table:formula="of:=EXP([.A141]/[.$H$1])" office:value-type="float" office:value="13.3900842963259">
            <text:p>13,3900842963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formula="of:=INT([.C142])-1" office:value-type="float" office:value="12">
            <text:p>12</text:p>
          </table:table-cell>
          <table:table-cell table:formula="of:=EXP([.A142]/[.$H$1])" office:value-type="float" office:value="13.6405462771829">
            <text:p>13,6405462772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formula="of:=INT([.C143])-1" office:value-type="float" office:value="12">
            <text:p>12</text:p>
          </table:table-cell>
          <table:table-cell table:formula="of:=EXP([.A143]/[.$H$1])" office:value-type="float" office:value="13.8956931578858">
            <text:p>13,8956931579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formula="of:=INT([.C144])-1" office:value-type="float" office:value="13">
            <text:p>13</text:p>
          </table:table-cell>
          <table:table-cell table:formula="of:=EXP([.A144]/[.$H$1])" office:value-type="float" office:value="14.1556125696448">
            <text:p>14,1556125696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formula="of:=INT([.C145])-1" office:value-type="float" office:value="13">
            <text:p>13</text:p>
          </table:table-cell>
          <table:table-cell table:formula="of:=EXP([.A145]/[.$H$1])" office:value-type="float" office:value="14.4203937828155">
            <text:p>14,4203937828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table:formula="of:=INT([.C146])-1" office:value-type="float" office:value="13">
            <text:p>13</text:p>
          </table:table-cell>
          <table:table-cell table:formula="of:=EXP([.A146]/[.$H$1])" office:value-type="float" office:value="14.6901277375579">
            <text:p>14,6901277376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formula="of:=INT([.C147])-1" office:value-type="float" office:value="13">
            <text:p>13</text:p>
          </table:table-cell>
          <table:table-cell table:formula="of:=EXP([.A147]/[.$H$1])" office:value-type="float" office:value="14.9649070750712">
            <text:p>14,9649070751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formula="of:=INT([.C148])-1" office:value-type="float" office:value="14">
            <text:p>14</text:p>
          </table:table-cell>
          <table:table-cell table:formula="of:=EXP([.A148]/[.$H$1])" office:value-type="float" office:value="15.2448261694112">
            <text:p>15,2448261694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formula="of:=INT([.C149])-1" office:value-type="float" office:value="14">
            <text:p>14</text:p>
          </table:table-cell>
          <table:table-cell table:formula="of:=EXP([.A149]/[.$H$1])" office:value-type="float" office:value="15.5299811599037">
            <text:p>15,5299811599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table:formula="of:=INT([.C150])-1" office:value-type="float" office:value="14">
            <text:p>14</text:p>
          </table:table-cell>
          <table:table-cell table:formula="of:=EXP([.A150]/[.$H$1])" office:value-type="float" office:value="15.8204699841637">
            <text:p>15,8204699842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formula="of:=INT([.C151])-1" office:value-type="float" office:value="15">
            <text:p>15</text:p>
          </table:table-cell>
          <table:table-cell table:formula="of:=EXP([.A151]/[.$H$1])" office:value-type="float" office:value="16.1163924117327">
            <text:p>16,1163924117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formula="of:=INT([.C152])-1" office:value-type="float" office:value="15">
            <text:p>15</text:p>
          </table:table-cell>
          <table:table-cell table:formula="of:=EXP([.A152]/[.$H$1])" office:value-type="float" office:value="16.417850078345">
            <text:p>16,4178500783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formula="of:=INT([.C153])-1" office:value-type="float" office:value="15">
            <text:p>15</text:p>
          </table:table-cell>
          <table:table-cell table:formula="of:=EXP([.A153]/[.$H$1])" office:value-type="float" office:value="16.7249465208345">
            <text:p>16,7249465208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formula="of:=INT([.C154])-1" office:value-type="float" office:value="16">
            <text:p>16</text:p>
          </table:table-cell>
          <table:table-cell table:formula="of:=EXP([.A154]/[.$H$1])" office:value-type="float" office:value="17.0377872126952">
            <text:p>17,0377872127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formula="of:=INT([.C155])-1" office:value-type="float" office:value="16">
            <text:p>16</text:p>
          </table:table-cell>
          <table:table-cell table:formula="of:=EXP([.A155]/[.$H$1])" office:value-type="float" office:value="17.3564796003065">
            <text:p>17,3564796003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formula="of:=INT([.C156])-1" office:value-type="float" office:value="16">
            <text:p>16</text:p>
          </table:table-cell>
          <table:table-cell table:formula="of:=EXP([.A156]/[.$H$1])" office:value-type="float" office:value="17.6811331398358">
            <text:p>17,6811331398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formula="of:=INT([.C157])-1" office:value-type="float" office:value="17">
            <text:p>17</text:p>
          </table:table-cell>
          <table:table-cell table:formula="of:=EXP([.A157]/[.$H$1])" office:value-type="float" office:value="18.0118593348319">
            <text:p>18,0118593348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table:formula="of:=INT([.C158])-1" office:value-type="float" office:value="17">
            <text:p>17</text:p>
          </table:table-cell>
          <table:table-cell table:formula="of:=EXP([.A158]/[.$H$1])" office:value-type="float" office:value="18.3487717745212">
            <text:p>18,3487717745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formula="of:=INT([.C159])-1" office:value-type="float" office:value="17">
            <text:p>17</text:p>
          </table:table-cell>
          <table:table-cell table:formula="of:=EXP([.A159]/[.$H$1])" office:value-type="float" office:value="18.6919861728204">
            <text:p>18,6919861728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formula="of:=INT([.C160])-1" office:value-type="float" office:value="18">
            <text:p>18</text:p>
          </table:table-cell>
          <table:table-cell table:formula="of:=EXP([.A160]/[.$H$1])" office:value-type="float" office:value="19.0416204080793">
            <text:p>19,0416204081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formula="of:=INT([.C161])-1" office:value-type="float" office:value="18">
            <text:p>18</text:p>
          </table:table-cell>
          <table:table-cell table:formula="of:=EXP([.A161]/[.$H$1])" office:value-type="float" office:value="19.3977945635657">
            <text:p>19,3977945636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formula="of:=INT([.C162])-1" office:value-type="float" office:value="18">
            <text:p>18</text:p>
          </table:table-cell>
          <table:table-cell table:formula="of:=EXP([.A162]/[.$H$1])" office:value-type="float" office:value="19.7606309687093">
            <text:p>19,7606309687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table:formula="of:=INT([.C163])-1" office:value-type="float" office:value="19">
            <text:p>19</text:p>
          </table:table-cell>
          <table:table-cell table:formula="of:=EXP([.A163]/[.$H$1])" office:value-type="float" office:value="20.1302542411158">
            <text:p>20,1302542411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formula="of:=INT([.C164])-1" office:value-type="float" office:value="19">
            <text:p>19</text:p>
          </table:table-cell>
          <table:table-cell table:formula="of:=EXP([.A164]/[.$H$1])" office:value-type="float" office:value="20.5067913293677">
            <text:p>20,5067913294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formula="of:=INT([.C165])-1" office:value-type="float" office:value="19">
            <text:p>19</text:p>
          </table:table-cell>
          <table:table-cell table:formula="of:=EXP([.A165]/[.$H$1])" office:value-type="float" office:value="20.8903715566247">
            <text:p>20,8903715566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formula="of:=INT([.C166])-1" office:value-type="float" office:value="20">
            <text:p>20</text:p>
          </table:table-cell>
          <table:table-cell table:formula="of:=EXP([.A166]/[.$H$1])" office:value-type="float" office:value="21.2811266650408">
            <text:p>21,281126665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formula="of:=INT([.C167])-1" office:value-type="float" office:value="20">
            <text:p>20</text:p>
          </table:table-cell>
          <table:table-cell table:formula="of:=EXP([.A167]/[.$H$1])" office:value-type="float" office:value="21.6791908610115">
            <text:p>21,679190861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table:formula="of:=INT([.C168])-1" office:value-type="float" office:value="21">
            <text:p>21</text:p>
          </table:table-cell>
          <table:table-cell table:formula="of:=EXP([.A168]/[.$H$1])" office:value-type="float" office:value="22.0847008612672">
            <text:p>22,0847008613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table:formula="of:=INT([.C169])-1" office:value-type="float" office:value="21">
            <text:p>21</text:p>
          </table:table-cell>
          <table:table-cell table:formula="of:=EXP([.A169]/[.$H$1])" office:value-type="float" office:value="22.4977959398296">
            <text:p>22,4977959398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table:formula="of:=INT([.C170])-1" office:value-type="float" office:value="21">
            <text:p>21</text:p>
          </table:table-cell>
          <table:table-cell table:formula="of:=EXP([.A170]/[.$H$1])" office:value-type="float" office:value="22.9186179758457">
            <text:p>22,9186179758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formula="of:=INT([.C171])-1" office:value-type="float" office:value="22">
            <text:p>22</text:p>
          </table:table-cell>
          <table:table-cell table:formula="of:=EXP([.A171]/[.$H$1])" office:value-type="float" office:value="23.3473115023167">
            <text:p>23,3473115023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formula="of:=INT([.C172])-1" office:value-type="float" office:value="22">
            <text:p>22</text:p>
          </table:table-cell>
          <table:table-cell table:formula="of:=EXP([.A172]/[.$H$1])" office:value-type="float" office:value="23.7840237557385">
            <text:p>23,7840237557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formula="of:=INT([.C173])-1" office:value-type="float" office:value="23">
            <text:p>23</text:p>
          </table:table-cell>
          <table:table-cell table:formula="of:=EXP([.A173]/[.$H$1])" office:value-type="float" office:value="24.2289047266707">
            <text:p>24,2289047267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formula="of:=INT([.C174])-1" office:value-type="float" office:value="23">
            <text:p>23</text:p>
          </table:table-cell>
          <table:table-cell table:formula="of:=EXP([.A174]/[.$H$1])" office:value-type="float" office:value="24.6821072112513">
            <text:p>24,6821072113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formula="of:=INT([.C175])-1" office:value-type="float" office:value="24">
            <text:p>24</text:p>
          </table:table-cell>
          <table:table-cell table:formula="of:=EXP([.A175]/[.$H$1])" office:value-type="float" office:value="25.1437868636753">
            <text:p>25,1437868637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formula="of:=INT([.C176])-1" office:value-type="float" office:value="24">
            <text:p>24</text:p>
          </table:table-cell>
          <table:table-cell table:formula="of:=EXP([.A176]/[.$H$1])" office:value-type="float" office:value="25.6141022496547">
            <text:p>25,6141022497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table:formula="of:=INT([.C177])-1" office:value-type="float" office:value="25">
            <text:p>25</text:p>
          </table:table-cell>
          <table:table-cell table:formula="of:=EXP([.A177]/[.$H$1])" office:value-type="float" office:value="26.0932149008786">
            <text:p>26,0932149009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table:formula="of:=INT([.C178])-1" office:value-type="float" office:value="25">
            <text:p>25</text:p>
          </table:table-cell>
          <table:table-cell table:formula="of:=EXP([.A178]/[.$H$1])" office:value-type="float" office:value="26.5812893704916">
            <text:p>26,5812893705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formula="of:=INT([.C179])-1" office:value-type="float" office:value="26">
            <text:p>26</text:p>
          </table:table-cell>
          <table:table-cell table:formula="of:=EXP([.A179]/[.$H$1])" office:value-type="float" office:value="27.0784932896106">
            <text:p>27,0784932896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formula="of:=INT([.C180])-1" office:value-type="float" office:value="26">
            <text:p>26</text:p>
          </table:table-cell>
          <table:table-cell table:formula="of:=EXP([.A180]/[.$H$1])" office:value-type="float" office:value="27.5849974248983">
            <text:p>27,5849974249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formula="of:=INT([.C181])-1" office:value-type="float" office:value="27">
            <text:p>27</text:p>
          </table:table-cell>
          <table:table-cell table:formula="of:=EXP([.A181]/[.$H$1])" office:value-type="float" office:value="28.1009757372135">
            <text:p>28,1009757372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formula="of:=INT([.C182])-1" office:value-type="float" office:value="27">
            <text:p>27</text:p>
          </table:table-cell>
          <table:table-cell table:formula="of:=EXP([.A182]/[.$H$1])" office:value-type="float" office:value="28.6266054413588">
            <text:p>28,6266054414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table:formula="of:=INT([.C183])-1" office:value-type="float" office:value="28">
            <text:p>28</text:p>
          </table:table-cell>
          <table:table-cell table:formula="of:=EXP([.A183]/[.$H$1])" office:value-type="float" office:value="29.1620670669456">
            <text:p>29,1620670669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formula="of:=INT([.C184])-1" office:value-type="float" office:value="28">
            <text:p>28</text:p>
          </table:table-cell>
          <table:table-cell table:formula="of:=EXP([.A184]/[.$H$1])" office:value-type="float" office:value="29.707544520398">
            <text:p>29,7075445204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formula="of:=INT([.C185])-1" office:value-type="float" office:value="29">
            <text:p>29</text:p>
          </table:table-cell>
          <table:table-cell table:formula="of:=EXP([.A185]/[.$H$1])" office:value-type="float" office:value="30.2632251481159">
            <text:p>30,2632251481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formula="of:=INT([.C186])-1" office:value-type="float" office:value="29">
            <text:p>29</text:p>
          </table:table-cell>
          <table:table-cell table:formula="of:=EXP([.A186]/[.$H$1])" office:value-type="float" office:value="30.8292998008199">
            <text:p>30,8292998008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formula="of:=INT([.C187])-1" office:value-type="float" office:value="30">
            <text:p>30</text:p>
          </table:table-cell>
          <table:table-cell table:formula="of:=EXP([.A187]/[.$H$1])" office:value-type="float" office:value="31.4059628990999">
            <text:p>31,4059628991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formula="of:=INT([.C188])-1" office:value-type="float" office:value="30">
            <text:p>30</text:p>
          </table:table-cell>
          <table:table-cell table:formula="of:=EXP([.A188]/[.$H$1])" office:value-type="float" office:value="31.9934125001893">
            <text:p>31,9934125002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formula="of:=INT([.C189])-1" office:value-type="float" office:value="31">
            <text:p>31</text:p>
          </table:table-cell>
          <table:table-cell table:formula="of:=EXP([.A189]/[.$H$1])" office:value-type="float" office:value="32.5918503659892">
            <text:p>32,591850366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table:formula="of:=INT([.C190])-1" office:value-type="float" office:value="32">
            <text:p>32</text:p>
          </table:table-cell>
          <table:table-cell table:formula="of:=EXP([.A190]/[.$H$1])" office:value-type="float" office:value="33.2014820323636">
            <text:p>33,2014820324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table:formula="of:=INT([.C191])-1" office:value-type="float" office:value="32">
            <text:p>32</text:p>
          </table:table-cell>
          <table:table-cell table:formula="of:=EXP([.A191]/[.$H$1])" office:value-type="float" office:value="33.8225168797317">
            <text:p>33,8225168797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formula="of:=INT([.C192])-1" office:value-type="float" office:value="33">
            <text:p>33</text:p>
          </table:table-cell>
          <table:table-cell table:formula="of:=EXP([.A192]/[.$H$1])" office:value-type="float" office:value="34.4551682049808">
            <text:p>34,455168205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table:formula="of:=INT([.C193])-1" office:value-type="float" office:value="34">
            <text:p>34</text:p>
          </table:table-cell>
          <table:table-cell table:formula="of:=EXP([.A193]/[.$H$1])" office:value-type="float" office:value="35.0996532947237">
            <text:p>35,0996532947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formula="of:=INT([.C194])-1" office:value-type="float" office:value="34">
            <text:p>34</text:p>
          </table:table-cell>
          <table:table-cell table:formula="of:=EXP([.A194]/[.$H$1])" office:value-type="float" office:value="35.7561934999265">
            <text:p>35,7561934999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table:formula="of:=INT([.C195])-1" office:value-type="float" office:value="35">
            <text:p>35</text:p>
          </table:table-cell>
          <table:table-cell table:formula="of:=EXP([.A195]/[.$H$1])" office:value-type="float" office:value="36.4250143119326">
            <text:p>36,4250143119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table:formula="of:=INT([.C196])-1" office:value-type="float" office:value="36">
            <text:p>36</text:p>
          </table:table-cell>
          <table:table-cell table:formula="of:=EXP([.A196]/[.$H$1])" office:value-type="float" office:value="37.1063454399088">
            <text:p>37,1063454399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table:formula="of:=INT([.C197])-1" office:value-type="float" office:value="36">
            <text:p>36</text:p>
          </table:table-cell>
          <table:table-cell table:formula="of:=EXP([.A197]/[.$H$1])" office:value-type="float" office:value="37.8004208897397">
            <text:p>37,8004208897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formula="of:=INT([.C198])-1" office:value-type="float" office:value="37">
            <text:p>37</text:p>
          </table:table-cell>
          <table:table-cell table:formula="of:=EXP([.A198]/[.$H$1])" office:value-type="float" office:value="38.5074790443976">
            <text:p>38,5074790444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formula="of:=INT([.C199])-1" office:value-type="float" office:value="38">
            <text:p>38</text:p>
          </table:table-cell>
          <table:table-cell table:formula="of:=EXP([.A199]/[.$H$1])" office:value-type="float" office:value="39.2277627458167">
            <text:p>39,2277627458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formula="of:=INT([.C200])-1" office:value-type="float" office:value="38">
            <text:p>38</text:p>
          </table:table-cell>
          <table:table-cell table:formula="of:=EXP([.A200]/[.$H$1])" office:value-type="float" office:value="39.9615193782976">
            <text:p>39,9615193783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formula="of:=INT([.C201])-1" office:value-type="float" office:value="39">
            <text:p>39</text:p>
          </table:table-cell>
          <table:table-cell table:formula="of:=EXP([.A201]/[.$H$1])" office:value-type="float" office:value="40.7090009534727">
            <text:p>40,7090009535</text:p>
          </table:table-cell>
          <table:table-cell table:number-columns-repeated="5"/>
        </table:table-row>
        <table:table-row table:style-name="ro1">
          <table:table-cell office:value-type="float" office:value="201">
            <text:p>201</text:p>
          </table:table-cell>
          <table:table-cell table:formula="of:=INT([.C202])-1" office:value-type="float" office:value="40">
            <text:p>40</text:p>
          </table:table-cell>
          <table:table-cell table:formula="of:=EXP([.A202]/[.$H$1])" office:value-type="float" office:value="41.4704641968606">
            <text:p>41,4704641969</text:p>
          </table:table-cell>
          <table:table-cell table:number-columns-repeated="5"/>
        </table:table-row>
        <table:table-row table:style-name="ro1">
          <table:table-cell office:value-type="float" office:value="202">
            <text:p>202</text:p>
          </table:table-cell>
          <table:table-cell table:formula="of:=INT([.C203])-1" office:value-type="float" office:value="41">
            <text:p>41</text:p>
          </table:table-cell>
          <table:table-cell table:formula="of:=EXP([.A203]/[.$H$1])" office:value-type="float" office:value="42.2461706360394">
            <text:p>42,246170636</text:p>
          </table:table-cell>
          <table:table-cell table:number-columns-repeated="5"/>
        </table:table-row>
        <table:table-row table:style-name="ro1">
          <table:table-cell office:value-type="float" office:value="203">
            <text:p>203</text:p>
          </table:table-cell>
          <table:table-cell table:formula="of:=INT([.C204])-1" office:value-type="float" office:value="42">
            <text:p>42</text:p>
          </table:table-cell>
          <table:table-cell table:formula="of:=EXP([.A204]/[.$H$1])" office:value-type="float" office:value="43.0363866904693">
            <text:p>43,0363866905</text:p>
          </table:table-cell>
          <table:table-cell table:number-columns-repeated="5"/>
        </table:table-row>
        <table:table-row table:style-name="ro1">
          <table:table-cell office:value-type="float" office:value="204">
            <text:p>204</text:p>
          </table:table-cell>
          <table:table-cell table:formula="of:=INT([.C205])-1" office:value-type="float" office:value="42">
            <text:p>42</text:p>
          </table:table-cell>
          <table:table-cell table:formula="of:=EXP([.A205]/[.$H$1])" office:value-type="float" office:value="43.8413837629958">
            <text:p>43,841383763</text:p>
          </table:table-cell>
          <table:table-cell table:number-columns-repeated="5"/>
        </table:table-row>
        <table:table-row table:style-name="ro1">
          <table:table-cell office:value-type="float" office:value="205">
            <text:p>205</text:p>
          </table:table-cell>
          <table:table-cell table:formula="of:=INT([.C206])-1" office:value-type="float" office:value="43">
            <text:p>43</text:p>
          </table:table-cell>
          <table:table-cell table:formula="of:=EXP([.A206]/[.$H$1])" office:value-type="float" office:value="44.6614383330635">
            <text:p>44,6614383331</text:p>
          </table:table-cell>
          <table:table-cell table:number-columns-repeated="5"/>
        </table:table-row>
        <table:table-row table:style-name="ro1">
          <table:table-cell office:value-type="float" office:value="206">
            <text:p>206</text:p>
          </table:table-cell>
          <table:table-cell table:formula="of:=INT([.C207])-1" office:value-type="float" office:value="44">
            <text:p>44</text:p>
          </table:table-cell>
          <table:table-cell table:formula="of:=EXP([.A207]/[.$H$1])" office:value-type="float" office:value="45.4968320516745">
            <text:p>45,4968320517</text:p>
          </table:table-cell>
          <table:table-cell table:number-columns-repeated="5"/>
        </table:table-row>
        <table:table-row table:style-name="ro1">
          <table:table-cell office:value-type="float" office:value="207">
            <text:p>207</text:p>
          </table:table-cell>
          <table:table-cell table:formula="of:=INT([.C208])-1" office:value-type="float" office:value="45">
            <text:p>45</text:p>
          </table:table-cell>
          <table:table-cell table:formula="of:=EXP([.A208]/[.$H$1])" office:value-type="float" office:value="46.3478518381227">
            <text:p>46,3478518381</text:p>
          </table:table-cell>
          <table:table-cell table:number-columns-repeated="5"/>
        </table:table-row>
        <table:table-row table:style-name="ro1">
          <table:table-cell office:value-type="float" office:value="208">
            <text:p>208</text:p>
          </table:table-cell>
          <table:table-cell table:formula="of:=INT([.C209])-1" office:value-type="float" office:value="46">
            <text:p>46</text:p>
          </table:table-cell>
          <table:table-cell table:formula="of:=EXP([.A209]/[.$H$1])" office:value-type="float" office:value="47.2147899785369">
            <text:p>47,2147899785</text:p>
          </table:table-cell>
          <table:table-cell table:number-columns-repeated="5"/>
        </table:table-row>
        <table:table-row table:style-name="ro1">
          <table:table-cell office:value-type="float" office:value="209">
            <text:p>209</text:p>
          </table:table-cell>
          <table:table-cell table:formula="of:=INT([.C210])-1" office:value-type="float" office:value="47">
            <text:p>47</text:p>
          </table:table-cell>
          <table:table-cell table:formula="of:=EXP([.A210]/[.$H$1])" office:value-type="float" office:value="48.0979442262676">
            <text:p>48,0979442263</text:p>
          </table:table-cell>
          <table:table-cell table:number-columns-repeated="5"/>
        </table:table-row>
        <table:table-row table:style-name="ro1">
          <table:table-cell office:value-type="float" office:value="210">
            <text:p>210</text:p>
          </table:table-cell>
          <table:table-cell table:formula="of:=INT([.C211])-1" office:value-type="float" office:value="47">
            <text:p>47</text:p>
          </table:table-cell>
          <table:table-cell table:formula="of:=EXP([.A211]/[.$H$1])" office:value-type="float" office:value="48.9976179041524">
            <text:p>48,9976179042</text:p>
          </table:table-cell>
          <table:table-cell table:number-columns-repeated="5"/>
        </table:table-row>
        <table:table-row table:style-name="ro1">
          <table:table-cell office:value-type="float" office:value="211">
            <text:p>211</text:p>
          </table:table-cell>
          <table:table-cell table:formula="of:=INT([.C212])-1" office:value-type="float" office:value="48">
            <text:p>48</text:p>
          </table:table-cell>
          <table:table-cell table:formula="of:=EXP([.A212]/[.$H$1])" office:value-type="float" office:value="49.9141200086924">
            <text:p>49,9141200087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table:formula="of:=INT([.C213])-1" office:value-type="float" office:value="49">
            <text:p>49</text:p>
          </table:table-cell>
          <table:table-cell table:formula="of:=EXP([.A213]/[.$H$1])" office:value-type="float" office:value="50.8477653161789">
            <text:p>50,8477653162</text:p>
          </table:table-cell>
          <table:table-cell table:number-columns-repeated="5"/>
        </table:table-row>
        <table:table-row table:style-name="ro1">
          <table:table-cell office:value-type="float" office:value="213">
            <text:p>213</text:p>
          </table:table-cell>
          <table:table-cell table:formula="of:=INT([.C214])-1" office:value-type="float" office:value="50">
            <text:p>50</text:p>
          </table:table-cell>
          <table:table-cell table:formula="of:=EXP([.A214]/[.$H$1])" office:value-type="float" office:value="51.7988744908043">
            <text:p>51,7988744908</text:p>
          </table:table-cell>
          <table:table-cell table:number-columns-repeated="5"/>
        </table:table-row>
        <table:table-row table:style-name="ro1">
          <table:table-cell office:value-type="float" office:value="214">
            <text:p>214</text:p>
          </table:table-cell>
          <table:table-cell table:formula="of:=INT([.C215])-1" office:value-type="float" office:value="51">
            <text:p>51</text:p>
          </table:table-cell>
          <table:table-cell table:formula="of:=EXP([.A215]/[.$H$1])" office:value-type="float" office:value="52.7677741947959">
            <text:p>52,7677741948</text:p>
          </table:table-cell>
          <table:table-cell table:number-columns-repeated="5"/>
        </table:table-row>
        <table:table-row table:style-name="ro1">
          <table:table-cell office:value-type="float" office:value="215">
            <text:p>215</text:p>
          </table:table-cell>
          <table:table-cell table:formula="of:=INT([.C216])-1" office:value-type="float" office:value="52">
            <text:p>52</text:p>
          </table:table-cell>
          <table:table-cell table:formula="of:=EXP([.A216]/[.$H$1])" office:value-type="float" office:value="53.7547972006087">
            <text:p>53,7547972006</text:p>
          </table:table-cell>
          <table:table-cell table:number-columns-repeated="5"/>
        </table:table-row>
        <table:table-row table:style-name="ro1">
          <table:table-cell office:value-type="float" office:value="216">
            <text:p>216</text:p>
          </table:table-cell>
          <table:table-cell table:formula="of:=INT([.C217])-1" office:value-type="float" office:value="53">
            <text:p>53</text:p>
          </table:table-cell>
          <table:table-cell table:formula="of:=EXP([.A217]/[.$H$1])" office:value-type="float" office:value="54.7602825052178">
            <text:p>54,7602825052</text:p>
          </table:table-cell>
          <table:table-cell table:number-columns-repeated="5"/>
        </table:table-row>
        <table:table-row table:style-name="ro1">
          <table:table-cell office:value-type="float" office:value="217">
            <text:p>217</text:p>
          </table:table-cell>
          <table:table-cell table:formula="of:=INT([.C218])-1" office:value-type="float" office:value="54">
            <text:p>54</text:p>
          </table:table-cell>
          <table:table-cell table:formula="of:=EXP([.A218]/[.$H$1])" office:value-type="float" office:value="55.7845754465484">
            <text:p>55,7845754465</text:p>
          </table:table-cell>
          <table:table-cell table:number-columns-repeated="5"/>
        </table:table-row>
        <table:table-row table:style-name="ro1">
          <table:table-cell office:value-type="float" office:value="218">
            <text:p>218</text:p>
          </table:table-cell>
          <table:table-cell table:formula="of:=INT([.C219])-1" office:value-type="float" office:value="55">
            <text:p>55</text:p>
          </table:table-cell>
          <table:table-cell table:formula="of:=EXP([.A219]/[.$H$1])" office:value-type="float" office:value="56.8280278220831">
            <text:p>56,8280278221</text:p>
          </table:table-cell>
          <table:table-cell table:number-columns-repeated="5"/>
        </table:table-row>
        <table:table-row table:style-name="ro1">
          <table:table-cell office:value-type="float" office:value="219">
            <text:p>219</text:p>
          </table:table-cell>
          <table:table-cell table:formula="of:=INT([.C220])-1" office:value-type="float" office:value="56">
            <text:p>56</text:p>
          </table:table-cell>
          <table:table-cell table:formula="of:=EXP([.A220]/[.$H$1])" office:value-type="float" office:value="57.8909980096885">
            <text:p>57,8909980097</text:p>
          </table:table-cell>
          <table:table-cell table:number-columns-repeated="5"/>
        </table:table-row>
        <table:table-row table:style-name="ro1">
          <table:table-cell office:value-type="float" office:value="220">
            <text:p>220</text:p>
          </table:table-cell>
          <table:table-cell table:formula="of:=INT([.C221])-1" office:value-type="float" office:value="57">
            <text:p>57</text:p>
          </table:table-cell>
          <table:table-cell table:formula="of:=EXP([.A221]/[.$H$1])" office:value-type="float" office:value="58.9738510907013">
            <text:p>58,9738510907</text:p>
          </table:table-cell>
          <table:table-cell table:number-columns-repeated="5"/>
        </table:table-row>
        <table:table-row table:style-name="ro1">
          <table:table-cell office:value-type="float" office:value="221">
            <text:p>221</text:p>
          </table:table-cell>
          <table:table-cell table:formula="of:=INT([.C222])-1" office:value-type="float" office:value="59">
            <text:p>59</text:p>
          </table:table-cell>
          <table:table-cell table:formula="of:=EXP([.A222]/[.$H$1])" office:value-type="float" office:value="60.076958975317">
            <text:p>60,0769589753</text:p>
          </table:table-cell>
          <table:table-cell table:number-columns-repeated="5"/>
        </table:table-row>
        <table:table-row table:style-name="ro1">
          <table:table-cell office:value-type="float" office:value="222">
            <text:p>222</text:p>
          </table:table-cell>
          <table:table-cell table:formula="of:=INT([.C223])-1" office:value-type="float" office:value="60">
            <text:p>60</text:p>
          </table:table-cell>
          <table:table-cell table:formula="of:=EXP([.A223]/[.$H$1])" office:value-type="float" office:value="61.2007005303237">
            <text:p>61,2007005303</text:p>
          </table:table-cell>
          <table:table-cell table:number-columns-repeated="5"/>
        </table:table-row>
        <table:table-row table:style-name="ro1">
          <table:table-cell office:value-type="float" office:value="223">
            <text:p>223</text:p>
          </table:table-cell>
          <table:table-cell table:formula="of:=INT([.C224])-1" office:value-type="float" office:value="61">
            <text:p>61</text:p>
          </table:table-cell>
          <table:table-cell table:formula="of:=EXP([.A224]/[.$H$1])" office:value-type="float" office:value="62.3454617092261">
            <text:p>62,3454617092</text:p>
          </table:table-cell>
          <table:table-cell table:number-columns-repeated="5"/>
        </table:table-row>
        <table:table-row table:style-name="ro1">
          <table:table-cell office:value-type="float" office:value="224">
            <text:p>224</text:p>
          </table:table-cell>
          <table:table-cell table:formula="of:=INT([.C225])-1" office:value-type="float" office:value="62">
            <text:p>62</text:p>
          </table:table-cell>
          <table:table-cell table:formula="of:=EXP([.A225]/[.$H$1])" office:value-type="float" office:value="63.5116356848017">
            <text:p>63,5116356848</text:p>
          </table:table-cell>
          <table:table-cell table:number-columns-repeated="5"/>
        </table:table-row>
        <table:table-row table:style-name="ro1">
          <table:table-cell office:value-type="float" office:value="225">
            <text:p>225</text:p>
          </table:table-cell>
          <table:table-cell table:formula="of:=INT([.C226])-1" office:value-type="float" office:value="63">
            <text:p>63</text:p>
          </table:table-cell>
          <table:table-cell table:formula="of:=EXP([.A226]/[.$H$1])" office:value-type="float" office:value="64.6996229841387">
            <text:p>64,6996229841</text:p>
          </table:table-cell>
          <table:table-cell table:number-columns-repeated="5"/>
        </table:table-row>
        <table:table-row table:style-name="ro1">
          <table:table-cell office:value-type="float" office:value="226">
            <text:p>226</text:p>
          </table:table-cell>
          <table:table-cell table:formula="of:=INT([.C227])-1" office:value-type="float" office:value="64">
            <text:p>64</text:p>
          </table:table-cell>
          <table:table-cell table:formula="of:=EXP([.A227]/[.$H$1])" office:value-type="float" office:value="65.9098316261976">
            <text:p>65,9098316262</text:p>
          </table:table-cell>
          <table:table-cell table:number-columns-repeated="5"/>
        </table:table-row>
        <table:table-row table:style-name="ro1">
          <table:table-cell office:value-type="float" office:value="227">
            <text:p>227</text:p>
          </table:table-cell>
          <table:table-cell table:formula="of:=INT([.C228])-1" office:value-type="float" office:value="66">
            <text:p>66</text:p>
          </table:table-cell>
          <table:table-cell table:formula="of:=EXP([.A228]/[.$H$1])" office:value-type="float" office:value="67.1426772619477">
            <text:p>67,1426772619</text:p>
          </table:table-cell>
          <table:table-cell table:number-columns-repeated="5"/>
        </table:table-row>
        <table:table-row table:style-name="ro1">
          <table:table-cell office:value-type="float" office:value="228">
            <text:p>228</text:p>
          </table:table-cell>
          <table:table-cell table:formula="of:=INT([.C229])-1" office:value-type="float" office:value="67">
            <text:p>67</text:p>
          </table:table-cell>
          <table:table-cell table:formula="of:=EXP([.A229]/[.$H$1])" office:value-type="float" office:value="68.3985833171237">
            <text:p>68,3985833171</text:p>
          </table:table-cell>
          <table:table-cell table:number-columns-repeated="5"/>
        </table:table-row>
        <table:table-row table:style-name="ro1">
          <table:table-cell office:value-type="float" office:value="229">
            <text:p>229</text:p>
          </table:table-cell>
          <table:table-cell table:formula="of:=INT([.C230])-1" office:value-type="float" office:value="68">
            <text:p>68</text:p>
          </table:table-cell>
          <table:table-cell table:formula="of:=EXP([.A230]/[.$H$1])" office:value-type="float" office:value="69.677981137653">
            <text:p>69,6779811377</text:p>
          </table:table-cell>
          <table:table-cell table:number-columns-repeated="5"/>
        </table:table-row>
        <table:table-row table:style-name="ro1">
          <table:table-cell office:value-type="float" office:value="230">
            <text:p>230</text:p>
          </table:table-cell>
          <table:table-cell table:formula="of:=INT([.C231])-1" office:value-type="float" office:value="69">
            <text:p>69</text:p>
          </table:table-cell>
          <table:table-cell table:formula="of:=EXP([.A231]/[.$H$1])" office:value-type="float" office:value="70.9813101378031">
            <text:p>70,9813101378</text:p>
          </table:table-cell>
          <table:table-cell table:number-columns-repeated="5"/>
        </table:table-row>
        <table:table-row table:style-name="ro1">
          <table:table-cell office:value-type="float" office:value="231">
            <text:p>231</text:p>
          </table:table-cell>
          <table:table-cell table:formula="of:=INT([.C232])-1" office:value-type="float" office:value="71">
            <text:p>71</text:p>
          </table:table-cell>
          <table:table-cell table:formula="of:=EXP([.A232]/[.$H$1])" office:value-type="float" office:value="72.3090179511005">
            <text:p>72,3090179511</text:p>
          </table:table-cell>
          <table:table-cell table:number-columns-repeated="5"/>
        </table:table-row>
        <table:table-row table:style-name="ro1">
          <table:table-cell office:value-type="float" office:value="232">
            <text:p>232</text:p>
          </table:table-cell>
          <table:table-cell table:formula="of:=INT([.C233])-1" office:value-type="float" office:value="72">
            <text:p>72</text:p>
          </table:table-cell>
          <table:table-cell table:formula="of:=EXP([.A233]/[.$H$1])" office:value-type="float" office:value="73.6615605840717">
            <text:p>73,6615605841</text:p>
          </table:table-cell>
          <table:table-cell table:number-columns-repeated="5"/>
        </table:table-row>
        <table:table-row table:style-name="ro1">
          <table:table-cell office:value-type="float" office:value="233">
            <text:p>233</text:p>
          </table:table-cell>
          <table:table-cell table:formula="of:=INT([.C234])-1" office:value-type="float" office:value="74">
            <text:p>74</text:p>
          </table:table-cell>
          <table:table-cell table:formula="of:=EXP([.A234]/[.$H$1])" office:value-type="float" office:value="75.0394025728611">
            <text:p>75,0394025729</text:p>
          </table:table-cell>
          <table:table-cell table:number-columns-repeated="5"/>
        </table:table-row>
        <table:table-row table:style-name="ro1">
          <table:table-cell office:value-type="float" office:value="234">
            <text:p>234</text:p>
          </table:table-cell>
          <table:table-cell table:formula="of:=INT([.C235])-1" office:value-type="float" office:value="75">
            <text:p>75</text:p>
          </table:table-cell>
          <table:table-cell table:formula="of:=EXP([.A235]/[.$H$1])" office:value-type="float" office:value="76.4430171427772">
            <text:p>76,4430171428</text:p>
          </table:table-cell>
          <table:table-cell table:number-columns-repeated="5"/>
        </table:table-row>
        <table:table-row table:style-name="ro1">
          <table:table-cell office:value-type="float" office:value="235">
            <text:p>235</text:p>
          </table:table-cell>
          <table:table-cell table:formula="of:=INT([.C236])-1" office:value-type="float" office:value="76">
            <text:p>76</text:p>
          </table:table-cell>
          <table:table-cell table:formula="of:=EXP([.A236]/[.$H$1])" office:value-type="float" office:value="77.872886370824">
            <text:p>77,8728863708</text:p>
          </table:table-cell>
          <table:table-cell table:number-columns-repeated="5"/>
        </table:table-row>
        <table:table-row table:style-name="ro1">
          <table:table-cell office:value-type="float" office:value="236">
            <text:p>236</text:p>
          </table:table-cell>
          <table:table-cell table:formula="of:=INT([.C237])-1" office:value-type="float" office:value="78">
            <text:p>78</text:p>
          </table:table-cell>
          <table:table-cell table:formula="of:=EXP([.A237]/[.$H$1])" office:value-type="float" office:value="79.3295013512722">
            <text:p>79,3295013513</text:p>
          </table:table-cell>
          <table:table-cell table:number-columns-repeated="5"/>
        </table:table-row>
        <table:table-row table:style-name="ro1">
          <table:table-cell office:value-type="float" office:value="237">
            <text:p>237</text:p>
          </table:table-cell>
          <table:table-cell table:formula="of:=INT([.C238])-1" office:value-type="float" office:value="79">
            <text:p>79</text:p>
          </table:table-cell>
          <table:table-cell table:formula="of:=EXP([.A238]/[.$H$1])" office:value-type="float" office:value="80.8133623643274">
            <text:p>80,8133623643</text:p>
          </table:table-cell>
          <table:table-cell table:number-columns-repeated="5"/>
        </table:table-row>
        <table:table-row table:style-name="ro1">
          <table:table-cell office:value-type="float" office:value="238">
            <text:p>238</text:p>
          </table:table-cell>
          <table:table-cell table:formula="of:=INT([.C239])-1" office:value-type="float" office:value="81">
            <text:p>81</text:p>
          </table:table-cell>
          <table:table-cell table:formula="of:=EXP([.A239]/[.$H$1])" office:value-type="float" office:value="82.3249790479536">
            <text:p>82,324979048</text:p>
          </table:table-cell>
          <table:table-cell table:number-columns-repeated="5"/>
        </table:table-row>
        <table:table-row table:style-name="ro1">
          <table:table-cell office:value-type="float" office:value="239">
            <text:p>239</text:p>
          </table:table-cell>
          <table:table-cell table:formula="of:=INT([.C240])-1" office:value-type="float" office:value="82">
            <text:p>82</text:p>
          </table:table-cell>
          <table:table-cell table:formula="of:=EXP([.A240]/[.$H$1])" office:value-type="float" office:value="83.8648705729101">
            <text:p>83,8648705729</text:p>
          </table:table-cell>
          <table:table-cell table:number-columns-repeated="5"/>
        </table:table-row>
        <table:table-row table:style-name="ro1">
          <table:table-cell office:value-type="float" office:value="240">
            <text:p>240</text:p>
          </table:table-cell>
          <table:table-cell table:formula="of:=INT([.C241])-1" office:value-type="float" office:value="84">
            <text:p>84</text:p>
          </table:table-cell>
          <table:table-cell table:formula="of:=EXP([.A241]/[.$H$1])" office:value-type="float" office:value="85.4335658210627">
            <text:p>85,4335658211</text:p>
          </table:table-cell>
          <table:table-cell table:number-columns-repeated="5"/>
        </table:table-row>
        <table:table-row table:style-name="ro1">
          <table:table-cell office:value-type="float" office:value="241">
            <text:p>241</text:p>
          </table:table-cell>
          <table:table-cell table:formula="of:=INT([.C242])-1" office:value-type="float" office:value="86">
            <text:p>86</text:p>
          </table:table-cell>
          <table:table-cell table:formula="of:=EXP([.A242]/[.$H$1])" office:value-type="float" office:value="87.0316035670309">
            <text:p>87,031603567</text:p>
          </table:table-cell>
          <table:table-cell table:number-columns-repeated="5"/>
        </table:table-row>
        <table:table-row table:style-name="ro1">
          <table:table-cell office:value-type="float" office:value="242">
            <text:p>242</text:p>
          </table:table-cell>
          <table:table-cell table:formula="of:=INT([.C243])-1" office:value-type="float" office:value="87">
            <text:p>87</text:p>
          </table:table-cell>
          <table:table-cell table:formula="of:=EXP([.A243]/[.$H$1])" office:value-type="float" office:value="88.6595326632311">
            <text:p>88,6595326632</text:p>
          </table:table-cell>
          <table:table-cell table:number-columns-repeated="5"/>
        </table:table-row>
        <table:table-row table:style-name="ro1">
          <table:table-cell office:value-type="float" office:value="243">
            <text:p>243</text:p>
          </table:table-cell>
          <table:table-cell table:formula="of:=INT([.C244])-1" office:value-type="float" office:value="89">
            <text:p>89</text:p>
          </table:table-cell>
          <table:table-cell table:formula="of:=EXP([.A244]/[.$H$1])" office:value-type="float" office:value="90.3179122283834">
            <text:p>90,3179122284</text:p>
          </table:table-cell>
          <table:table-cell table:number-columns-repeated="5"/>
        </table:table-row>
        <table:table-row table:style-name="ro1">
          <table:table-cell office:value-type="float" office:value="244">
            <text:p>244</text:p>
          </table:table-cell>
          <table:table-cell table:formula="of:=INT([.C245])-1" office:value-type="float" office:value="91">
            <text:p>91</text:p>
          </table:table-cell>
          <table:table-cell table:formula="of:=EXP([.A245]/[.$H$1])" office:value-type="float" office:value="92.0073118395419">
            <text:p>92,0073118395</text:p>
          </table:table-cell>
          <table:table-cell table:number-columns-repeated="5"/>
        </table:table-row>
        <table:table-row table:style-name="ro1">
          <table:table-cell office:value-type="float" office:value="245">
            <text:p>245</text:p>
          </table:table-cell>
          <table:table-cell table:formula="of:=INT([.C246])-1" office:value-type="float" office:value="92">
            <text:p>92</text:p>
          </table:table-cell>
          <table:table-cell table:formula="of:=EXP([.A246]/[.$H$1])" office:value-type="float" office:value="93.7283117277194">
            <text:p>93,7283117277</text:p>
          </table:table-cell>
          <table:table-cell table:number-columns-repeated="5"/>
        </table:table-row>
        <table:table-row table:style-name="ro1">
          <table:table-cell office:value-type="float" office:value="246">
            <text:p>246</text:p>
          </table:table-cell>
          <table:table-cell table:formula="of:=INT([.C247])-1" office:value-type="float" office:value="94">
            <text:p>94</text:p>
          </table:table-cell>
          <table:table-cell table:formula="of:=EXP([.A247]/[.$H$1])" office:value-type="float" office:value="95.4815029771689">
            <text:p>95,4815029772</text:p>
          </table:table-cell>
          <table:table-cell table:number-columns-repeated="5"/>
        </table:table-row>
        <table:table-row table:style-name="ro1">
          <table:table-cell office:value-type="float" office:value="247">
            <text:p>247</text:p>
          </table:table-cell>
          <table:table-cell table:formula="of:=INT([.C248])-1" office:value-type="float" office:value="96">
            <text:p>96</text:p>
          </table:table-cell>
          <table:table-cell table:formula="of:=EXP([.A248]/[.$H$1])" office:value-type="float" office:value="97.267487728395">
            <text:p>97,2674877284</text:p>
          </table:table-cell>
          <table:table-cell table:number-columns-repeated="5"/>
        </table:table-row>
        <table:table-row table:style-name="ro1">
          <table:table-cell office:value-type="float" office:value="248">
            <text:p>248</text:p>
          </table:table-cell>
          <table:table-cell table:formula="of:=INT([.C249])-1" office:value-type="float" office:value="98">
            <text:p>98</text:p>
          </table:table-cell>
          <table:table-cell table:formula="of:=EXP([.A249]/[.$H$1])" office:value-type="float" office:value="99.0868793849603">
            <text:p>99,086879385</text:p>
          </table:table-cell>
          <table:table-cell table:number-columns-repeated="5"/>
        </table:table-row>
        <table:table-row table:style-name="ro1">
          <table:table-cell office:value-type="float" office:value="249">
            <text:p>249</text:p>
          </table:table-cell>
          <table:table-cell table:formula="of:=INT([.C250])-1" office:value-type="float" office:value="99">
            <text:p>99</text:p>
          </table:table-cell>
          <table:table-cell table:formula="of:=EXP([.A250]/[.$H$1])" office:value-type="float" office:value="100.940302824162">
            <text:p>100,9403028242</text:p>
          </table:table-cell>
          <table:table-cell table:number-columns-repeated="5"/>
        </table:table-row>
        <table:table-row table:style-name="ro1">
          <table:table-cell office:value-type="float" office:value="250">
            <text:p>250</text:p>
          </table:table-cell>
          <table:table-cell table:formula="of:=INT([.C251])-1" office:value-type="float" office:value="101">
            <text:p>101</text:p>
          </table:table-cell>
          <table:table-cell table:formula="of:=EXP([.A251]/[.$H$1])" office:value-type="float" office:value="102.828394611649">
            <text:p>102,8283946117</text:p>
          </table:table-cell>
          <table:table-cell table:number-columns-repeated="5"/>
        </table:table-row>
        <table:table-row table:style-name="ro1">
          <table:table-cell office:value-type="float" office:value="251">
            <text:p>251</text:p>
          </table:table-cell>
          <table:table-cell table:formula="of:=INT([.C252])-1" office:value-type="float" office:value="103">
            <text:p>103</text:p>
          </table:table-cell>
          <table:table-cell table:formula="of:=EXP([.A252]/[.$H$1])" office:value-type="float" office:value="104.751803220051">
            <text:p>104,7518032201</text:p>
          </table:table-cell>
          <table:table-cell table:number-columns-repeated="5"/>
        </table:table-row>
        <table:table-row table:style-name="ro1">
          <table:table-cell office:value-type="float" office:value="252">
            <text:p>252</text:p>
          </table:table-cell>
          <table:table-cell table:formula="of:=INT([.C253])-1" office:value-type="float" office:value="105">
            <text:p>105</text:p>
          </table:table-cell>
          <table:table-cell table:formula="of:=EXP([.A253]/[.$H$1])" office:value-type="float" office:value="106.711189251702">
            <text:p>106,7111892517</text:p>
          </table:table-cell>
          <table:table-cell table:number-columns-repeated="5"/>
        </table:table-row>
        <table:table-row table:style-name="ro1">
          <table:table-cell office:value-type="float" office:value="253">
            <text:p>253</text:p>
          </table:table-cell>
          <table:table-cell table:formula="of:=INT([.C254])-1" office:value-type="float" office:value="107">
            <text:p>107</text:p>
          </table:table-cell>
          <table:table-cell table:formula="of:=EXP([.A254]/[.$H$1])" office:value-type="float" office:value="108.707225665522">
            <text:p>108,7072256655</text:p>
          </table:table-cell>
          <table:table-cell table:number-columns-repeated="5"/>
        </table:table-row>
        <table:table-row table:style-name="ro1">
          <table:table-cell office:value-type="float" office:value="254">
            <text:p>254</text:p>
          </table:table-cell>
          <table:table-cell table:formula="of:=INT([.C255])-1" office:value-type="float" office:value="109">
            <text:p>109</text:p>
          </table:table-cell>
          <table:table-cell table:formula="of:=EXP([.A255]/[.$H$1])" office:value-type="float" office:value="110.740598008154">
            <text:p>110,7405980082</text:p>
          </table:table-cell>
          <table:table-cell table:number-columns-repeated="5"/>
        </table:table-row>
        <table:table-row table:style-name="ro1">
          <table:table-cell office:value-type="float" office:value="255">
            <text:p>255</text:p>
          </table:table-cell>
          <table:table-cell table:formula="of:=INT([.C256])-1" office:value-type="float" office:value="111">
            <text:p>111</text:p>
          </table:table-cell>
          <table:table-cell table:formula="of:=EXP([.A256]/[.$H$1])" office:value-type="float" office:value="112.812004649412">
            <text:p>112,8120046494</text:p>
          </table:table-cell>
          <table:table-cell table:number-columns-repeated="5"/>
        </table:table-row>
        <table:table-row table:style-name="ro1">
          <table:table-cell office:value-type="float" office:value="256">
            <text:p>256</text:p>
          </table:table-cell>
          <table:table-cell table:formula="of:=INT([.C257])-1" office:value-type="float" office:value="113">
            <text:p>113</text:p>
          </table:table-cell>
          <table:table-cell table:formula="of:=EXP([.A257]/[.$H$1])" office:value-type="float" office:value="114.922157022142">
            <text:p>114,9221570221</text:p>
          </table:table-cell>
          <table:table-cell table:number-columns-repeated="5"/>
        </table:table-row>
        <table:table-row table:style-name="ro1">
          <table:table-cell office:value-type="float" office:value="257">
            <text:p>257</text:p>
          </table:table-cell>
          <table:table-cell table:formula="of:=INT([.C258])-1" office:value-type="float" office:value="116">
            <text:p>116</text:p>
          </table:table-cell>
          <table:table-cell table:formula="of:=EXP([.A258]/[.$H$1])" office:value-type="float" office:value="117.071779866565">
            <text:p>117,0717798666</text:p>
          </table:table-cell>
          <table:table-cell table:number-columns-repeated="5"/>
        </table:table-row>
        <table:table-row table:style-name="ro1">
          <table:table-cell office:value-type="float" office:value="258">
            <text:p>258</text:p>
          </table:table-cell>
          <table:table-cell table:formula="of:=INT([.C259])-1" office:value-type="float" office:value="118">
            <text:p>118</text:p>
          </table:table-cell>
          <table:table-cell table:formula="of:=EXP([.A259]/[.$H$1])" office:value-type="float" office:value="119.261611479192">
            <text:p>119,2616114792</text:p>
          </table:table-cell>
          <table:table-cell table:number-columns-repeated="5"/>
        </table:table-row>
        <table:table-row table:style-name="ro1">
          <table:table-cell office:value-type="float" office:value="259">
            <text:p>259</text:p>
          </table:table-cell>
          <table:table-cell table:formula="of:=INT([.C260])-1" office:value-type="float" office:value="120">
            <text:p>120</text:p>
          </table:table-cell>
          <table:table-cell table:formula="of:=EXP([.A260]/[.$H$1])" office:value-type="float" office:value="121.492403966397">
            <text:p>121,4924039664</text:p>
          </table:table-cell>
          <table:table-cell table:number-columns-repeated="5"/>
        </table:table-row>
        <table:table-row table:style-name="ro1">
          <table:table-cell office:value-type="float" office:value="260">
            <text:p>260</text:p>
          </table:table-cell>
          <table:table-cell table:formula="of:=INT([.C261])-1" office:value-type="float" office:value="122">
            <text:p>122</text:p>
          </table:table-cell>
          <table:table-cell table:formula="of:=EXP([.A261]/[.$H$1])" office:value-type="float" office:value="123.764923502727">
            <text:p>123,7649235027</text:p>
          </table:table-cell>
          <table:table-cell table:number-columns-repeated="5"/>
        </table:table-row>
        <table:table-row table:style-name="ro1">
          <table:table-cell office:value-type="float" office:value="261">
            <text:p>261</text:p>
          </table:table-cell>
          <table:table-cell table:formula="of:=INT([.C262])-1" office:value-type="float" office:value="125">
            <text:p>125</text:p>
          </table:table-cell>
          <table:table-cell table:formula="of:=EXP([.A262]/[.$H$1])" office:value-type="float" office:value="126.079950594051">
            <text:p>126,0799505941</text:p>
          </table:table-cell>
          <table:table-cell table:number-columns-repeated="5"/>
        </table:table-row>
        <table:table-row table:style-name="ro1">
          <table:table-cell office:value-type="float" office:value="262">
            <text:p>262</text:p>
          </table:table-cell>
          <table:table-cell table:formula="of:=INT([.C263])-1" office:value-type="float" office:value="127">
            <text:p>127</text:p>
          </table:table-cell>
          <table:table-cell table:formula="of:=EXP([.A263]/[.$H$1])" office:value-type="float" office:value="128.438280345628">
            <text:p>128,4382803456</text:p>
          </table:table-cell>
          <table:table-cell table:number-columns-repeated="5"/>
        </table:table-row>
        <table:table-row table:style-name="ro1">
          <table:table-cell office:value-type="float" office:value="263">
            <text:p>263</text:p>
          </table:table-cell>
          <table:table-cell table:formula="of:=INT([.C264])-1" office:value-type="float" office:value="129">
            <text:p>129</text:p>
          </table:table-cell>
          <table:table-cell table:formula="of:=EXP([.A264]/[.$H$1])" office:value-type="float" office:value="130.840722735185">
            <text:p>130,8407227352</text:p>
          </table:table-cell>
          <table:table-cell table:number-columns-repeated="5"/>
        </table:table-row>
        <table:table-row table:style-name="ro1">
          <table:table-cell office:value-type="float" office:value="264">
            <text:p>264</text:p>
          </table:table-cell>
          <table:table-cell table:formula="of:=INT([.C265])-1" office:value-type="float" office:value="132">
            <text:p>132</text:p>
          </table:table-cell>
          <table:table-cell table:formula="of:=EXP([.A265]/[.$H$1])" office:value-type="float" office:value="133.288102891113">
            <text:p>133,2881028911</text:p>
          </table:table-cell>
          <table:table-cell table:number-columns-repeated="5"/>
        </table:table-row>
        <table:table-row table:style-name="ro1">
          <table:table-cell office:value-type="float" office:value="265">
            <text:p>265</text:p>
          </table:table-cell>
          <table:table-cell table:formula="of:=INT([.C266])-1" office:value-type="float" office:value="134">
            <text:p>134</text:p>
          </table:table-cell>
          <table:table-cell table:formula="of:=EXP([.A266]/[.$H$1])" office:value-type="float" office:value="135.781261375854">
            <text:p>135,7812613759</text:p>
          </table:table-cell>
          <table:table-cell table:number-columns-repeated="5"/>
        </table:table-row>
        <table:table-row table:style-name="ro1">
          <table:table-cell office:value-type="float" office:value="266">
            <text:p>266</text:p>
          </table:table-cell>
          <table:table-cell table:formula="of:=INT([.C267])-1" office:value-type="float" office:value="137">
            <text:p>137</text:p>
          </table:table-cell>
          <table:table-cell table:formula="of:=EXP([.A267]/[.$H$1])" office:value-type="float" office:value="138.321054474602">
            <text:p>138,3210544746</text:p>
          </table:table-cell>
          <table:table-cell table:number-columns-repeated="5"/>
        </table:table-row>
        <table:table-row table:style-name="ro1">
          <table:table-cell office:value-type="float" office:value="267">
            <text:p>267</text:p>
          </table:table-cell>
          <table:table-cell table:formula="of:=INT([.C268])-1" office:value-type="float" office:value="139">
            <text:p>139</text:p>
          </table:table-cell>
          <table:table-cell table:formula="of:=EXP([.A268]/[.$H$1])" office:value-type="float" office:value="140.908354489393">
            <text:p>140,9083544894</text:p>
          </table:table-cell>
          <table:table-cell table:number-columns-repeated="5"/>
        </table:table-row>
        <table:table-row table:style-name="ro1">
          <table:table-cell office:value-type="float" office:value="268">
            <text:p>268</text:p>
          </table:table-cell>
          <table:table-cell table:formula="of:=INT([.C269])-1" office:value-type="float" office:value="142">
            <text:p>142</text:p>
          </table:table-cell>
          <table:table-cell table:formula="of:=EXP([.A269]/[.$H$1])" office:value-type="float" office:value="143.544050038704">
            <text:p>143,5440500387</text:p>
          </table:table-cell>
          <table:table-cell table:number-columns-repeated="5"/>
        </table:table-row>
        <table:table-row table:style-name="ro1">
          <table:table-cell office:value-type="float" office:value="269">
            <text:p>269</text:p>
          </table:table-cell>
          <table:table-cell table:formula="of:=INT([.C270])-1" office:value-type="float" office:value="145">
            <text:p>145</text:p>
          </table:table-cell>
          <table:table-cell table:formula="of:=EXP([.A270]/[.$H$1])" office:value-type="float" office:value="146.229046362648">
            <text:p>146,2290463626</text:p>
          </table:table-cell>
          <table:table-cell table:number-columns-repeated="5"/>
        </table:table-row>
        <table:table-row table:style-name="ro1">
          <table:table-cell office:value-type="float" office:value="270">
            <text:p>270</text:p>
          </table:table-cell>
          <table:table-cell table:formula="of:=INT([.C271])-1" office:value-type="float" office:value="147">
            <text:p>147</text:p>
          </table:table-cell>
          <table:table-cell table:formula="of:=EXP([.A271]/[.$H$1])" office:value-type="float" office:value="148.964265633887">
            <text:p>148,9642656339</text:p>
          </table:table-cell>
          <table:table-cell table:number-columns-repeated="5"/>
        </table:table-row>
        <table:table-row table:style-name="ro1">
          <table:table-cell office:value-type="float" office:value="271">
            <text:p>271</text:p>
          </table:table-cell>
          <table:table-cell table:formula="of:=INT([.C272])-1" office:value-type="float" office:value="150">
            <text:p>150</text:p>
          </table:table-cell>
          <table:table-cell table:formula="of:=EXP([.A272]/[.$H$1])" office:value-type="float" office:value="151.750647274353">
            <text:p>151,7506472744</text:p>
          </table:table-cell>
          <table:table-cell table:number-columns-repeated="5"/>
        </table:table-row>
        <table:table-row table:style-name="ro1">
          <table:table-cell office:value-type="float" office:value="272">
            <text:p>272</text:p>
          </table:table-cell>
          <table:table-cell table:formula="of:=INT([.C273])-1" office:value-type="float" office:value="153">
            <text:p>153</text:p>
          </table:table-cell>
          <table:table-cell table:formula="of:=EXP([.A273]/[.$H$1])" office:value-type="float" office:value="154.589148277898">
            <text:p>154,5891482779</text:p>
          </table:table-cell>
          <table:table-cell table:number-columns-repeated="5"/>
        </table:table-row>
        <table:table-row table:style-name="ro1">
          <table:table-cell office:value-type="float" office:value="273">
            <text:p>273</text:p>
          </table:table-cell>
          <table:table-cell table:formula="of:=INT([.C274])-1" office:value-type="float" office:value="156">
            <text:p>156</text:p>
          </table:table-cell>
          <table:table-cell table:formula="of:=EXP([.A274]/[.$H$1])" office:value-type="float" office:value="157.480743538976">
            <text:p>157,480743539</text:p>
          </table:table-cell>
          <table:table-cell table:number-columns-repeated="5"/>
        </table:table-row>
        <table:table-row table:style-name="ro1">
          <table:table-cell office:value-type="float" office:value="274">
            <text:p>274</text:p>
          </table:table-cell>
          <table:table-cell table:formula="of:=INT([.C275])-1" office:value-type="float" office:value="159">
            <text:p>159</text:p>
          </table:table-cell>
          <table:table-cell table:formula="of:=EXP([.A275]/[.$H$1])" office:value-type="float" office:value="160.426426187474">
            <text:p>160,4264261875</text:p>
          </table:table-cell>
          <table:table-cell table:number-columns-repeated="5"/>
        </table:table-row>
        <table:table-row table:style-name="ro1">
          <table:table-cell office:value-type="float" office:value="275">
            <text:p>275</text:p>
          </table:table-cell>
          <table:table-cell table:formula="of:=INT([.C276])-1" office:value-type="float" office:value="162">
            <text:p>162</text:p>
          </table:table-cell>
          <table:table-cell table:formula="of:=EXP([.A276]/[.$H$1])" office:value-type="float" office:value="163.427207929808">
            <text:p>163,4272079298</text:p>
          </table:table-cell>
          <table:table-cell table:number-columns-repeated="5"/>
        </table:table-row>
        <table:table-row table:style-name="ro1">
          <table:table-cell office:value-type="float" office:value="276">
            <text:p>276</text:p>
          </table:table-cell>
          <table:table-cell table:formula="of:=INT([.C277])-1" office:value-type="float" office:value="165">
            <text:p>165</text:p>
          </table:table-cell>
          <table:table-cell table:formula="of:=EXP([.A277]/[.$H$1])" office:value-type="float" office:value="166.484119396397">
            <text:p>166,4841193964</text:p>
          </table:table-cell>
          <table:table-cell table:number-columns-repeated="5"/>
        </table:table-row>
        <table:table-row table:style-name="ro1">
          <table:table-cell office:value-type="float" office:value="277">
            <text:p>277</text:p>
          </table:table-cell>
          <table:table-cell table:formula="of:=INT([.C278])-1" office:value-type="float" office:value="168">
            <text:p>168</text:p>
          </table:table-cell>
          <table:table-cell table:formula="of:=EXP([.A278]/[.$H$1])" office:value-type="float" office:value="169.598210495637">
            <text:p>169,5982104956</text:p>
          </table:table-cell>
          <table:table-cell table:number-columns-repeated="5"/>
        </table:table-row>
        <table:table-row table:style-name="ro1">
          <table:table-cell office:value-type="float" office:value="278">
            <text:p>278</text:p>
          </table:table-cell>
          <table:table-cell table:formula="of:=INT([.C279])-1" office:value-type="float" office:value="171">
            <text:p>171</text:p>
          </table:table-cell>
          <table:table-cell table:formula="of:=EXP([.A279]/[.$H$1])" office:value-type="float" office:value="172.770550774496">
            <text:p>172,7705507745</text:p>
          </table:table-cell>
          <table:table-cell table:number-columns-repeated="5"/>
        </table:table-row>
        <table:table-row table:style-name="ro1">
          <table:table-cell office:value-type="float" office:value="279">
            <text:p>279</text:p>
          </table:table-cell>
          <table:table-cell table:formula="of:=INT([.C280])-1" office:value-type="float" office:value="175">
            <text:p>175</text:p>
          </table:table-cell>
          <table:table-cell table:formula="of:=EXP([.A280]/[.$H$1])" office:value-type="float" office:value="176.002229785853">
            <text:p>176,0022297859</text:p>
          </table:table-cell>
          <table:table-cell table:number-columns-repeated="5"/>
        </table:table-row>
        <table:table-row table:style-name="ro1">
          <table:table-cell office:value-type="float" office:value="280">
            <text:p>280</text:p>
          </table:table-cell>
          <table:table-cell table:formula="of:=INT([.C281])-1" office:value-type="float" office:value="178">
            <text:p>178</text:p>
          </table:table-cell>
          <table:table-cell table:formula="of:=EXP([.A281]/[.$H$1])" office:value-type="float" office:value="179.294357462713">
            <text:p>179,2943574627</text:p>
          </table:table-cell>
          <table:table-cell table:number-columns-repeated="5"/>
        </table:table-row>
        <table:table-row table:style-name="ro1">
          <table:table-cell office:value-type="float" office:value="281">
            <text:p>281</text:p>
          </table:table-cell>
          <table:table-cell table:formula="of:=INT([.C282])-1" office:value-type="float" office:value="181">
            <text:p>181</text:p>
          </table:table-cell>
          <table:table-cell table:formula="of:=EXP([.A282]/[.$H$1])" office:value-type="float" office:value="182.648064499414">
            <text:p>182,6480644994</text:p>
          </table:table-cell>
          <table:table-cell table:number-columns-repeated="5"/>
        </table:table-row>
        <table:table-row table:style-name="ro1">
          <table:table-cell office:value-type="float" office:value="282">
            <text:p>282</text:p>
          </table:table-cell>
          <table:table-cell table:formula="of:=INT([.C283])-1" office:value-type="float" office:value="185">
            <text:p>185</text:p>
          </table:table-cell>
          <table:table-cell table:formula="of:=EXP([.A283]/[.$H$1])" office:value-type="float" office:value="186.064502739969">
            <text:p>186,06450274</text:p>
          </table:table-cell>
          <table:table-cell table:number-columns-repeated="5"/>
        </table:table-row>
        <table:table-row table:style-name="ro1">
          <table:table-cell office:value-type="float" office:value="283">
            <text:p>283</text:p>
          </table:table-cell>
          <table:table-cell table:formula="of:=INT([.C284])-1" office:value-type="float" office:value="188">
            <text:p>188</text:p>
          </table:table-cell>
          <table:table-cell table:formula="of:=EXP([.A284]/[.$H$1])" office:value-type="float" office:value="189.544845573675">
            <text:p>189,5448455737</text:p>
          </table:table-cell>
          <table:table-cell table:number-columns-repeated="5"/>
        </table:table-row>
        <table:table-row table:style-name="ro1">
          <table:table-cell office:value-type="float" office:value="284">
            <text:p>284</text:p>
          </table:table-cell>
          <table:table-cell table:formula="of:=INT([.C285])-1" office:value-type="float" office:value="192">
            <text:p>192</text:p>
          </table:table-cell>
          <table:table-cell table:formula="of:=EXP([.A285]/[.$H$1])" office:value-type="float" office:value="193.090288338113">
            <text:p>193,0902883381</text:p>
          </table:table-cell>
          <table:table-cell table:number-columns-repeated="5"/>
        </table:table-row>
        <table:table-row table:style-name="ro1">
          <table:table-cell office:value-type="float" office:value="285">
            <text:p>285</text:p>
          </table:table-cell>
          <table:table-cell table:formula="of:=INT([.C286])-1" office:value-type="float" office:value="195">
            <text:p>195</text:p>
          </table:table-cell>
          <table:table-cell table:formula="of:=EXP([.A286]/[.$H$1])" office:value-type="float" office:value="196.702048729695">
            <text:p>196,7020487297</text:p>
          </table:table-cell>
          <table:table-cell table:number-columns-repeated="5"/>
        </table:table-row>
        <table:table-row table:style-name="ro1">
          <table:table-cell office:value-type="float" office:value="286">
            <text:p>286</text:p>
          </table:table-cell>
          <table:table-cell table:formula="of:=INT([.C287])-1" office:value-type="float" office:value="199">
            <text:p>199</text:p>
          </table:table-cell>
          <table:table-cell table:formula="of:=EXP([.A287]/[.$H$1])" office:value-type="float" office:value="200.381367221887">
            <text:p>200,3813672219</text:p>
          </table:table-cell>
          <table:table-cell table:number-columns-repeated="5"/>
        </table:table-row>
        <table:table-row table:style-name="ro1">
          <table:table-cell office:value-type="float" office:value="287">
            <text:p>287</text:p>
          </table:table-cell>
          <table:table-cell table:formula="of:=INT([.C288])-1" office:value-type="float" office:value="203">
            <text:p>203</text:p>
          </table:table-cell>
          <table:table-cell table:formula="of:=EXP([.A288]/[.$H$1])" office:value-type="float" office:value="204.129507491251">
            <text:p>204,1295074913</text:p>
          </table:table-cell>
          <table:table-cell table:number-columns-repeated="5"/>
        </table:table-row>
        <table:table-row table:style-name="ro1">
          <table:table-cell office:value-type="float" office:value="288">
            <text:p>288</text:p>
          </table:table-cell>
          <table:table-cell table:formula="of:=INT([.C289])-1" office:value-type="float" office:value="206">
            <text:p>206</text:p>
          </table:table-cell>
          <table:table-cell table:formula="of:=EXP([.A289]/[.$H$1])" office:value-type="float" office:value="207.947756851463">
            <text:p>207,9477568515</text:p>
          </table:table-cell>
          <table:table-cell table:number-columns-repeated="5"/>
        </table:table-row>
        <table:table-row table:style-name="ro1">
          <table:table-cell office:value-type="float" office:value="289">
            <text:p>289</text:p>
          </table:table-cell>
          <table:table-cell table:formula="of:=INT([.C290])-1" office:value-type="float" office:value="210">
            <text:p>210</text:p>
          </table:table-cell>
          <table:table-cell table:formula="of:=EXP([.A290]/[.$H$1])" office:value-type="float" office:value="211.837426695445">
            <text:p>211,8374266954</text:p>
          </table:table-cell>
          <table:table-cell table:number-columns-repeated="5"/>
        </table:table-row>
        <table:table-row table:style-name="ro1">
          <table:table-cell office:value-type="float" office:value="290">
            <text:p>290</text:p>
          </table:table-cell>
          <table:table-cell table:formula="of:=INT([.C291])-1" office:value-type="float" office:value="214">
            <text:p>214</text:p>
          </table:table-cell>
          <table:table-cell table:formula="of:=EXP([.A291]/[.$H$1])" office:value-type="float" office:value="215.799852945768">
            <text:p>215,7998529458</text:p>
          </table:table-cell>
          <table:table-cell table:number-columns-repeated="5"/>
        </table:table-row>
        <table:table-row table:style-name="ro1">
          <table:table-cell office:value-type="float" office:value="291">
            <text:p>291</text:p>
          </table:table-cell>
          <table:table-cell table:formula="of:=INT([.C292])-1" office:value-type="float" office:value="218">
            <text:p>218</text:p>
          </table:table-cell>
          <table:table-cell table:formula="of:=EXP([.A292]/[.$H$1])" office:value-type="float" office:value="219.83639651348">
            <text:p>219,8363965135</text:p>
          </table:table-cell>
          <table:table-cell table:number-columns-repeated="5"/>
        </table:table-row>
        <table:table-row table:style-name="ro1">
          <table:table-cell office:value-type="float" office:value="292">
            <text:p>292</text:p>
          </table:table-cell>
          <table:table-cell table:formula="of:=INT([.C293])-1" office:value-type="float" office:value="222">
            <text:p>222</text:p>
          </table:table-cell>
          <table:table-cell table:formula="of:=EXP([.A293]/[.$H$1])" office:value-type="float" office:value="223.948443765516">
            <text:p>223,9484437655</text:p>
          </table:table-cell>
          <table:table-cell table:number-columns-repeated="5"/>
        </table:table-row>
        <table:table-row table:style-name="ro1">
          <table:table-cell office:value-type="float" office:value="293">
            <text:p>293</text:p>
          </table:table-cell>
          <table:table-cell table:formula="of:=INT([.C294])-1" office:value-type="float" office:value="227">
            <text:p>227</text:p>
          </table:table-cell>
          <table:table-cell table:formula="of:=EXP([.A294]/[.$H$1])" office:value-type="float" office:value="228.137407000853">
            <text:p>228,1374070009</text:p>
          </table:table-cell>
          <table:table-cell table:number-columns-repeated="5"/>
        </table:table-row>
        <table:table-row table:style-name="ro1">
          <table:table-cell office:value-type="float" office:value="294">
            <text:p>294</text:p>
          </table:table-cell>
          <table:table-cell table:formula="of:=INT([.C295])-1" office:value-type="float" office:value="231">
            <text:p>231</text:p>
          </table:table-cell>
          <table:table-cell table:formula="of:=EXP([.A295]/[.$H$1])" office:value-type="float" office:value="232.404724935565">
            <text:p>232,4047249356</text:p>
          </table:table-cell>
          <table:table-cell table:number-columns-repeated="5"/>
        </table:table-row>
        <table:table-row table:style-name="ro1">
          <table:table-cell office:value-type="float" office:value="295">
            <text:p>295</text:p>
          </table:table-cell>
          <table:table-cell table:formula="of:=INT([.C296])-1" office:value-type="float" office:value="235">
            <text:p>235</text:p>
          </table:table-cell>
          <table:table-cell table:formula="of:=EXP([.A296]/[.$H$1])" office:value-type="float" office:value="236.751863196963">
            <text:p>236,751863197</text:p>
          </table:table-cell>
          <table:table-cell table:number-columns-repeated="5"/>
        </table:table-row>
        <table:table-row table:style-name="ro1">
          <table:table-cell office:value-type="float" office:value="296">
            <text:p>296</text:p>
          </table:table-cell>
          <table:table-cell table:formula="of:=INT([.C297])-1" office:value-type="float" office:value="240">
            <text:p>240</text:p>
          </table:table-cell>
          <table:table-cell table:formula="of:=EXP([.A297]/[.$H$1])" office:value-type="float" office:value="241.180314826963">
            <text:p>241,180314827</text:p>
          </table:table-cell>
          <table:table-cell table:number-columns-repeated="5"/>
        </table:table-row>
        <table:table-row table:style-name="ro1">
          <table:table-cell office:value-type="float" office:value="297">
            <text:p>297</text:p>
          </table:table-cell>
          <table:table-cell table:formula="of:=INT([.C298])-1" office:value-type="float" office:value="244">
            <text:p>244</text:p>
          </table:table-cell>
          <table:table-cell table:formula="of:=EXP([.A298]/[.$H$1])" office:value-type="float" office:value="245.691600794883">
            <text:p>245,6916007949</text:p>
          </table:table-cell>
          <table:table-cell table:number-columns-repeated="5"/>
        </table:table-row>
        <table:table-row table:style-name="ro1">
          <table:table-cell office:value-type="float" office:value="298">
            <text:p>298</text:p>
          </table:table-cell>
          <table:table-cell table:formula="of:=INT([.C299])-1" office:value-type="float" office:value="249">
            <text:p>249</text:p>
          </table:table-cell>
          <table:table-cell table:formula="of:=EXP([.A299]/[.$H$1])" office:value-type="float" office:value="250.287270519824">
            <text:p>250,2872705198</text:p>
          </table:table-cell>
          <table:table-cell table:number-columns-repeated="5"/>
        </table:table-row>
        <table:table-row table:style-name="ro1">
          <table:table-cell office:value-type="float" office:value="299">
            <text:p>299</text:p>
          </table:table-cell>
          <table:table-cell table:formula="of:=INT([.C300])-1" office:value-type="float" office:value="253">
            <text:p>253</text:p>
          </table:table-cell>
          <table:table-cell table:formula="of:=EXP([.A300]/[.$H$1])" office:value-type="float" office:value="254.968902402821">
            <text:p>254,9689024028</text:p>
          </table:table-cell>
          <table:table-cell table:number-columns-repeated="5"/>
        </table:table-row>
      </table:table>
      <table:table table:name="Hoja2" table:style-name="ta1">
        <table:shapes>
          <draw:frame draw:z-index="0" draw:style-name="gr1" svg:width="26.871cm" svg:height="10.373cm" svg:x="0.111cm" svg:y="0.134cm">
            <draw:object draw:notify-on-update-of-ranges="Hoja1.A1:Hoja1.A300 Hoja1.B1:Hoja1.B3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16/08/2012</text:date>, <text:time>09:34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15T11:16:23.05</meta:creation-date>
    <dc:date>2012-08-16T09:34:46.95</dc:date>
    <meta:editing-duration>PT20M15S</meta:editing-duration>
    <meta:editing-cycles>11</meta:editing-cycles>
    <meta:generator>OpenOffice.org/3.3$Win32 OpenOffice.org_project/330m20$Build-9567</meta:generator>
    <dc:creator>Mario V C</dc:creator>
    <meta:document-statistic meta:table-count="2" meta:cell-count="9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spline-order="3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6.872cm" svg:height="10.374cm" xlink:href=".." xlink:type="simple" chart:class="chart:scatter" chart:style-name="ch1">
        <chart:plot-area chart:style-name="ch2" table:cell-range-address="Hoja1.A1:Hoja1.B300" svg:x="0.987cm" svg:y="0.963cm" svg:width="24.811cm" svg:height="8.784cm">
          <chartooo:coordinate-region svg:x="1.794cm" svg:y="1.175cm" svg:width="23.724cm" svg:height="7.8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B1:Hoja1.B300" chart:class="chart:scatter">
            <chart:domain table:cell-range-address="Hoja1.A1:Hoja1.A300"/>
            <chart:data-point chart:repeated="3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1:Hoja1.A300</svg:desc>
                </draw:g>
              </table:table-cell>
              <table:table-cell office:value-type="float" office:value="0">
                <text:p>0</text:p>
                <draw:g>
                  <svg:desc>Hoja1.B1:Hoja1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